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2011" calcext:value-type="float">
            <text:p>2.2011</text:p>
          </table:table-cell>
          <table:table-cell office:value-type="float" office:value="3.4093" calcext:value-type="float">
            <text:p>3.4093</text:p>
          </table:table-cell>
          <table:table-cell office:value-type="float" office:value="2.1831" calcext:value-type="float">
            <text:p>2.1831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32" calcext:value-type="float">
            <text:p>0.7732</text:p>
          </table:table-cell>
          <table:table-cell office:value-type="float" office:value="1.636" calcext:value-type="float">
            <text:p>1.636</text:p>
          </table:table-cell>
          <table:table-cell office:value-type="float" office:value="2.6437" calcext:value-type="float">
            <text:p>2.6437</text:p>
          </table:table-cell>
          <table:table-cell office:value-type="float" office:value="0.5586" calcext:value-type="float">
            <text:p>0.5586</text:p>
          </table:table-cell>
          <table:table-cell office:value-type="float" office:value="3.824" calcext:value-type="float">
            <text:p>3.824</text:p>
          </table:table-cell>
          <table:table-cell office:value-type="float" office:value="4.4164" calcext:value-type="float">
            <text:p>4.4164</text:p>
          </table:table-cell>
          <table:table-cell office:value-type="float" office:value="3.3252" calcext:value-type="float">
            <text:p>3.3252</text:p>
          </table:table-cell>
          <table:table-cell office:value-type="float" office:value="3.9126" calcext:value-type="float">
            <text:p>3.9126</text:p>
          </table:table-cell>
          <table:table-cell office:value-type="float" office:value="2.8351" calcext:value-type="float">
            <text:p>2.8351</text:p>
          </table:table-cell>
          <table:table-cell office:value-type="float" office:value="4.6617" calcext:value-type="float">
            <text:p>4.6617</text:p>
          </table:table-cell>
          <table:table-cell office:value-type="float" office:value="2.9452" calcext:value-type="float">
            <text:p>2.9452</text:p>
          </table:table-cell>
          <table:table-cell office:value-type="float" office:value="2.0823" calcext:value-type="float">
            <text:p>2.0823</text:p>
          </table:table-cell>
          <table:table-cell office:value-type="float" office:value="4.2869" calcext:value-type="float">
            <text:p>4.2869</text:p>
          </table:table-cell>
          <table:table-cell office:value-type="float" office:value="3.8671" calcext:value-type="float">
            <text:p>3.8671</text:p>
          </table:table-cell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624" calcext:value-type="float">
            <text:p>2.1624</text:p>
          </table:table-cell>
          <table:table-cell office:value-type="float" office:value="3.2773" calcext:value-type="float">
            <text:p>3.2773</text:p>
          </table:table-cell>
          <table:table-cell office:value-type="float" office:value="2.098" calcext:value-type="float">
            <text:p>2.098</text:p>
          </table:table-cell>
          <table:table-cell office:value-type="float" office:value="1.2951" calcext:value-type="float">
            <text:p>1.295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5818" calcext:value-type="float">
            <text:p>1.5818</text:p>
          </table:table-cell>
          <table:table-cell office:value-type="float" office:value="2.6752" calcext:value-type="float">
            <text:p>2.6752</text:p>
          </table:table-cell>
          <table:table-cell office:value-type="float" office:value="0.5833" calcext:value-type="float">
            <text:p>0.5833</text:p>
          </table:table-cell>
          <table:table-cell office:value-type="float" office:value="3.8296" calcext:value-type="float">
            <text:p>3.8296</text:p>
          </table:table-cell>
          <table:table-cell office:value-type="float" office:value="4.4722" calcext:value-type="float">
            <text:p>4.4722</text:p>
          </table:table-cell>
          <table:table-cell office:value-type="float" office:value="3.5828" calcext:value-type="float">
            <text:p>3.5828</text:p>
          </table:table-cell>
          <table:table-cell office:value-type="float" office:value="3.9087" calcext:value-type="float">
            <text:p>3.9087</text:p>
          </table:table-cell>
          <table:table-cell office:value-type="float" office:value="2.8015" calcext:value-type="float">
            <text:p>2.8015</text:p>
          </table:table-cell>
          <table:table-cell office:value-type="float" office:value="5.2209" calcext:value-type="float">
            <text:p>5.2209</text:p>
          </table:table-cell>
          <table:table-cell office:value-type="float" office:value="3.117" calcext:value-type="float">
            <text:p>3.117</text:p>
          </table:table-cell>
          <table:table-cell office:value-type="float" office:value="2.0604" calcext:value-type="float">
            <text:p>2.0604</text:p>
          </table:table-cell>
          <table:table-cell office:value-type="float" office:value="4.2658" calcext:value-type="float">
            <text:p>4.2658</text:p>
          </table:table-cell>
          <table:table-cell office:value-type="float" office:value="4.0168" calcext:value-type="float">
            <text:p>4.0168</text:p>
          </table:table-cell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2008" calcext:value-type="float">
            <text:p>2.2008</text:p>
          </table:table-cell>
          <table:table-cell office:value-type="float" office:value="3.3724" calcext:value-type="float">
            <text:p>3.3724</text:p>
          </table:table-cell>
          <table:table-cell office:value-type="float" office:value="2.183" calcext:value-type="float">
            <text:p>2.183</text:p>
          </table:table-cell>
          <table:table-cell office:value-type="float" office:value="1.3402" calcext:value-type="float">
            <text:p>1.3402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6361" calcext:value-type="float">
            <text:p>1.6361</text:p>
          </table:table-cell>
          <table:table-cell office:value-type="float" office:value="2.6488" calcext:value-type="float">
            <text:p>2.6488</text:p>
          </table:table-cell>
          <table:table-cell office:value-type="float" office:value="0.5829" calcext:value-type="float">
            <text:p>0.5829</text:p>
          </table:table-cell>
          <table:table-cell office:value-type="float" office:value="3.83" calcext:value-type="float">
            <text:p>3.83</text:p>
          </table:table-cell>
          <table:table-cell office:value-type="float" office:value="4.4722" calcext:value-type="float">
            <text:p>4.4722</text:p>
          </table:table-cell>
          <table:table-cell office:value-type="float" office:value="3.363" calcext:value-type="float">
            <text:p>3.363</text:p>
          </table:table-cell>
          <table:table-cell office:value-type="float" office:value="3.9159" calcext:value-type="float">
            <text:p>3.9159</text:p>
          </table:table-cell>
          <table:table-cell office:value-type="float" office:value="2.835" calcext:value-type="float">
            <text:p>2.835</text:p>
          </table:table-cell>
          <table:table-cell office:value-type="float" office:value="5.2191" calcext:value-type="float">
            <text:p>5.2191</text:p>
          </table:table-cell>
          <table:table-cell office:value-type="float" office:value="3.117" calcext:value-type="float">
            <text:p>3.117</text:p>
          </table:table-cell>
          <table:table-cell office:value-type="float" office:value="2.0841" calcext:value-type="float">
            <text:p>2.0841</text:p>
          </table:table-cell>
          <table:table-cell office:value-type="float" office:value="4.2619" calcext:value-type="float">
            <text:p>4.2619</text:p>
          </table:table-cell>
          <table:table-cell office:value-type="float" office:value="3.9777" calcext:value-type="float">
            <text:p>3.9777</text:p>
          </table:table-cell>
          <table:table-cell office:value-type="float" office:value="4.1818" calcext:value-type="float">
            <text:p>4.1818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2139211136891" calcext:value-type="float">
            <text:p>1.02139211136891</text:p>
          </table:table-cell>
          <table:table-cell table:formula="of:=[.F9]/[.F$8]" office:value-type="float" office:value="1.04390826418445" calcext:value-type="float">
            <text:p>1.04390826418445</text:p>
          </table:table-cell>
          <table:table-cell table:formula="of:=[.G9]/[.G$8]" office:value-type="float" office:value="1.04946639746178" calcext:value-type="float">
            <text:p>1.04946639746178</text:p>
          </table:table-cell>
          <table:table-cell table:formula="of:=[.H9]/[.H$8]" office:value-type="float" office:value="1.01757188498403" calcext:value-type="float">
            <text:p>1.01757188498403</text:p>
          </table:table-cell>
          <table:table-cell table:formula="of:=[.I9]/[.I$8]" office:value-type="float" office:value="0.994085883260478" calcext:value-type="float">
            <text:p>0.994085883260478</text:p>
          </table:table-cell>
          <table:table-cell table:formula="of:=[.J9]/[.J$8]" office:value-type="float" office:value="1.02692862971565" calcext:value-type="float">
            <text:p>1.02692862971565</text:p>
          </table:table-cell>
          <table:table-cell table:formula="of:=[.K9]/[.K$8]" office:value-type="float" office:value="0.942394752789363" calcext:value-type="float">
            <text:p>0.942394752789363</text:p>
          </table:table-cell>
          <table:table-cell table:formula="of:=[.L9]/[.L$8]" office:value-type="float" office:value="0.951942740286298" calcext:value-type="float">
            <text:p>0.951942740286298</text:p>
          </table:table-cell>
          <table:table-cell table:formula="of:=[.M9]/[.M$8]" office:value-type="float" office:value="0.998459489803911" calcext:value-type="float">
            <text:p>0.998459489803911</text:p>
          </table:table-cell>
          <table:table-cell table:formula="of:=[.N9]/[.N$8]" office:value-type="float" office:value="0.988694620430276" calcext:value-type="float">
            <text:p>0.988694620430276</text:p>
          </table:table-cell>
          <table:table-cell table:formula="of:=[.O9]/[.O$8]" office:value-type="float" office:value="0.907904436860068" calcext:value-type="float">
            <text:p>0.907904436860068</text:p>
          </table:table-cell>
          <table:table-cell table:formula="of:=[.P9]/[.P$8]" office:value-type="float" office:value="1.0190123971247" calcext:value-type="float">
            <text:p>1.0190123971247</text:p>
          </table:table-cell>
          <table:table-cell table:formula="of:=[.Q9]/[.Q$8]" office:value-type="float" office:value="1.00314910480504" calcext:value-type="float">
            <text:p>1.00314910480504</text:p>
          </table:table-cell>
          <table:table-cell table:formula="of:=[.R9]/[.R$8]" office:value-type="float" office:value="0.89043607816171" calcext:value-type="float">
            <text:p>0.89043607816171</text:p>
          </table:table-cell>
          <table:table-cell table:formula="of:=[.S9]/[.S$8]" office:value-type="float" office:value="0.920259967504062" calcext:value-type="float">
            <text:p>0.920259967504062</text:p>
          </table:table-cell>
          <table:table-cell table:formula="of:=[.T9]/[.T$8]" office:value-type="float" office:value="1.00725584095197" calcext:value-type="float">
            <text:p>1.00725584095197</text:p>
          </table:table-cell>
          <table:table-cell table:formula="of:=[.U9]/[.U$8]" office:value-type="float" office:value="1.00553561794854" calcext:value-type="float">
            <text:p>1.00553561794854</text:p>
          </table:table-cell>
          <table:table-cell table:formula="of:=[.V9]/[.V$8]" office:value-type="float" office:value="0.952464225019088" calcext:value-type="float">
            <text:p>0.952464225019088</text:p>
          </table:table-cell>
          <table:table-cell/>
          <table:table-cell table:formula="of:=GEOMEAN([.E14:.V14])" office:value-type="float" office:value="0.984523963510001" calcext:value-type="float">
            <text:p>0.98452396351000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1.00343387470998" calcext:value-type="float">
            <text:p>1.00343387470998</text:p>
          </table:table-cell>
          <table:table-cell table:formula="of:=[.F10]/[.F$8]" office:value-type="float" office:value="1.00349061514437" calcext:value-type="float">
            <text:p>1.00349061514437</text:p>
          </table:table-cell>
          <table:table-cell table:formula="of:=[.G10]/[.G$8]" office:value-type="float" office:value="1.00855686953178" calcext:value-type="float">
            <text:p>1.00855686953178</text:p>
          </table:table-cell>
          <table:table-cell table:formula="of:=[.H10]/[.H$8]" office:value-type="float" office:value="0.9851665905979" calcext:value-type="float">
            <text:p>0.9851665905979</text:p>
          </table:table-cell>
          <table:table-cell table:formula="of:=[.I10]/[.I$8]" office:value-type="float" office:value="0.999871432244793" calcext:value-type="float">
            <text:p>0.999871432244793</text:p>
          </table:table-cell>
          <table:table-cell table:formula="of:=[.J10]/[.J$8]" office:value-type="float" office:value="0.99290691105392" calcext:value-type="float">
            <text:p>0.99290691105392</text:p>
          </table:table-cell>
          <table:table-cell table:formula="of:=[.K10]/[.K$8]" office:value-type="float" office:value="0.95362349837807" calcext:value-type="float">
            <text:p>0.95362349837807</text:p>
          </table:table-cell>
          <table:table-cell table:formula="of:=[.L10]/[.L$8]" office:value-type="float" office:value="0.994035446489434" calcext:value-type="float">
            <text:p>0.994035446489434</text:p>
          </table:table-cell>
          <table:table-cell table:formula="of:=[.M10]/[.M$8]" office:value-type="float" office:value="0.99992166897308" calcext:value-type="float">
            <text:p>0.99992166897308</text:p>
          </table:table-cell>
          <table:table-cell table:formula="of:=[.N10]/[.N$8]" office:value-type="float" office:value="1.00118650518257" calcext:value-type="float">
            <text:p>1.00118650518257</text:p>
          </table:table-cell>
          <table:table-cell table:formula="of:=[.O10]/[.O$8]" office:value-type="float" office:value="0.978238907849829" calcext:value-type="float">
            <text:p>0.978238907849829</text:p>
          </table:table-cell>
          <table:table-cell table:formula="of:=[.P10]/[.P$8]" office:value-type="float" office:value="1.01799666631941" calcext:value-type="float">
            <text:p>1.01799666631941</text:p>
          </table:table-cell>
          <table:table-cell table:formula="of:=[.Q10]/[.Q$8]" office:value-type="float" office:value="0.991260349586016" calcext:value-type="float">
            <text:p>0.991260349586016</text:p>
          </table:table-cell>
          <table:table-cell table:formula="of:=[.R10]/[.R$8]" office:value-type="float" office:value="0.997249441292763" calcext:value-type="float">
            <text:p>0.997249441292763</text:p>
          </table:table-cell>
          <table:table-cell table:formula="of:=[.S10]/[.S$8]" office:value-type="float" office:value="0.973940757405324" calcext:value-type="float">
            <text:p>0.973940757405324</text:p>
          </table:table-cell>
          <table:table-cell table:formula="of:=[.T10]/[.T$8]" office:value-type="float" office:value="0.996662313162095" calcext:value-type="float">
            <text:p>0.996662313162095</text:p>
          </table:table-cell>
          <table:table-cell table:formula="of:=[.U10]/[.U$8]" office:value-type="float" office:value="1.00058640020641" calcext:value-type="float">
            <text:p>1.00058640020641</text:p>
          </table:table-cell>
          <table:table-cell table:formula="of:=[.V10]/[.V$8]" office:value-type="float" office:value="0.989335238048324" calcext:value-type="float">
            <text:p>0.989335238048324</text:p>
          </table:table-cell>
          <table:table-cell/>
          <table:table-cell table:formula="of:=GEOMEAN([.E15:.V15])" office:value-type="float" office:value="0.993647995277165" calcext:value-type="float">
            <text:p>0.99364799527716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2125290023202" calcext:value-type="float">
            <text:p>1.02125290023202</text:p>
          </table:table-cell>
          <table:table-cell table:formula="of:=[.F11]/[.F$8]" office:value-type="float" office:value="1.03260969411188" calcext:value-type="float">
            <text:p>1.03260969411188</text:p>
          </table:table-cell>
          <table:table-cell table:formula="of:=[.G11]/[.G$8]" office:value-type="float" office:value="1.04941832516104" calcext:value-type="float">
            <text:p>1.04941832516104</text:p>
          </table:table-cell>
          <table:table-cell table:formula="of:=[.H11]/[.H$8]" office:value-type="float" office:value="1.01947360413814" calcext:value-type="float">
            <text:p>1.01947360413814</text:p>
          </table:table-cell>
          <table:table-cell table:formula="of:=[.I11]/[.I$8]" office:value-type="float" office:value="1.00012856775521" calcext:value-type="float">
            <text:p>1.00012856775521</text:p>
          </table:table-cell>
          <table:table-cell table:formula="of:=[.J11]/[.J$8]" office:value-type="float" office:value="1.02699140041429" calcext:value-type="float">
            <text:p>1.02699140041429</text:p>
          </table:table-cell>
          <table:table-cell table:formula="of:=[.K11]/[.K$8]" office:value-type="float" office:value="0.944212740170392" calcext:value-type="float">
            <text:p>0.944212740170392</text:p>
          </table:table-cell>
          <table:table-cell table:formula="of:=[.L11]/[.L$8]" office:value-type="float" office:value="0.993353783231084" calcext:value-type="float">
            <text:p>0.993353783231084</text:p>
          </table:table-cell>
          <table:table-cell table:formula="of:=[.M11]/[.M$8]" office:value-type="float" office:value="1.00002611034231" calcext:value-type="float">
            <text:p>1.00002611034231</text:p>
          </table:table-cell>
          <table:table-cell table:formula="of:=[.N11]/[.N$8]" office:value-type="float" office:value="1.00118650518257" calcext:value-type="float">
            <text:p>1.00118650518257</text:p>
          </table:table-cell>
          <table:table-cell table:formula="of:=[.O11]/[.O$8]" office:value-type="float" office:value="0.918225255972696" calcext:value-type="float">
            <text:p>0.918225255972696</text:p>
          </table:table-cell>
          <table:table-cell table:formula="of:=[.P11]/[.P$8]" office:value-type="float" office:value="1.01987186165226" calcext:value-type="float">
            <text:p>1.01987186165226</text:p>
          </table:table-cell>
          <table:table-cell table:formula="of:=[.Q11]/[.Q$8]" office:value-type="float" office:value="1.00311372160498" calcext:value-type="float">
            <text:p>1.00311372160498</text:p>
          </table:table-cell>
          <table:table-cell table:formula="of:=[.R11]/[.R$8]" office:value-type="float" office:value="0.996905621454358" calcext:value-type="float">
            <text:p>0.996905621454358</text:p>
          </table:table-cell>
          <table:table-cell table:formula="of:=[.S11]/[.S$8]" office:value-type="float" office:value="0.973940757405324" calcext:value-type="float">
            <text:p>0.973940757405324</text:p>
          </table:table-cell>
          <table:table-cell table:formula="of:=[.T11]/[.T$8]" office:value-type="float" office:value="1.0081265418662" calcext:value-type="float">
            <text:p>1.0081265418662</text:p>
          </table:table-cell>
          <table:table-cell table:formula="of:=[.U11]/[.U$8]" office:value-type="float" office:value="0.999671615884409" calcext:value-type="float">
            <text:p>0.999671615884409</text:p>
          </table:table-cell>
          <table:table-cell table:formula="of:=[.V11]/[.V$8]" office:value-type="float" office:value="0.979704933376025" calcext:value-type="float">
            <text:p>0.979704933376025</text:p>
          </table:table-cell>
          <table:table-cell/>
          <table:table-cell table:formula="of:=GEOMEAN([.E16:.V16])" office:value-type="float" office:value="0.998876996127295" calcext:value-type="float">
            <text:p>0.998876996127295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2.13921113689095" calcext:value-type="float">
            <text:p>-2.13921113689095</text:p>
          </table:table-cell>
          <table:table-cell table:formula="of:=(1-[.F14])*100" office:value-type="float" office:value="-4.39082641844513" calcext:value-type="float">
            <text:p>-4.39082641844513</text:p>
          </table:table-cell>
          <table:table-cell table:formula="of:=(1-[.G14])*100" office:value-type="float" office:value="-4.94663974617826" calcext:value-type="float">
            <text:p>-4.94663974617826</text:p>
          </table:table-cell>
          <table:table-cell table:formula="of:=(1-[.H14])*100" office:value-type="float" office:value="-1.75718849840254" calcext:value-type="float">
            <text:p>-1.75718849840254</text:p>
          </table:table-cell>
          <table:table-cell table:formula="of:=(1-[.I14])*100" office:value-type="float" office:value="0.59141167395218" calcext:value-type="float">
            <text:p>0.59141167395218</text:p>
          </table:table-cell>
          <table:table-cell table:formula="of:=(1-[.J14])*100" office:value-type="float" office:value="-2.69286297156488" calcext:value-type="float">
            <text:p>-2.69286297156488</text:p>
          </table:table-cell>
          <table:table-cell table:formula="of:=(1-[.K14])*100" office:value-type="float" office:value="5.7605247210637" calcext:value-type="float">
            <text:p>5.7605247210637</text:p>
          </table:table-cell>
          <table:table-cell table:formula="of:=(1-[.L14])*100" office:value-type="float" office:value="4.80572597137015" calcext:value-type="float">
            <text:p>4.80572597137015</text:p>
          </table:table-cell>
          <table:table-cell table:formula="of:=(1-[.M14])*100" office:value-type="float" office:value="0.154051019608881" calcext:value-type="float">
            <text:p>0.154051019608881</text:p>
          </table:table-cell>
          <table:table-cell table:formula="of:=(1-[.N14])*100" office:value-type="float" office:value="1.13053795697239" calcext:value-type="float">
            <text:p>1.13053795697239</text:p>
          </table:table-cell>
          <table:table-cell table:formula="of:=(1-[.O14])*100" office:value-type="float" office:value="9.20955631399317" calcext:value-type="float">
            <text:p>9.20955631399317</text:p>
          </table:table-cell>
          <table:table-cell table:formula="of:=(1-[.P14])*100" office:value-type="float" office:value="-1.90123971247005" calcext:value-type="float">
            <text:p>-1.90123971247005</text:p>
          </table:table-cell>
          <table:table-cell table:formula="of:=(1-[.Q14])*100" office:value-type="float" office:value="-0.314910480503872" calcext:value-type="float">
            <text:p>-0.314910480503872</text:p>
          </table:table-cell>
          <table:table-cell table:formula="of:=(1-[.R14])*100" office:value-type="float" office:value="10.956392183829" calcext:value-type="float">
            <text:p>10.956392183829</text:p>
          </table:table-cell>
          <table:table-cell table:formula="of:=(1-[.S14])*100" office:value-type="float" office:value="7.97400324959381" calcext:value-type="float">
            <text:p>7.97400324959381</text:p>
          </table:table-cell>
          <table:table-cell table:formula="of:=(1-[.T14])*100" office:value-type="float" office:value="-0.72558409519663" calcext:value-type="float">
            <text:p>-0.72558409519663</text:p>
          </table:table-cell>
          <table:table-cell table:formula="of:=(1-[.U14])*100" office:value-type="float" office:value="-0.553561794853752" calcext:value-type="float">
            <text:p>-0.553561794853752</text:p>
          </table:table-cell>
          <table:table-cell table:formula="of:=(1-[.V14])*100" office:value-type="float" office:value="4.75357749809118" calcext:value-type="float">
            <text:p>4.75357749809118</text:p>
          </table:table-cell>
          <table:table-cell/>
          <table:table-cell table:formula="of:=(1-[.X14])*100" office:value-type="float" office:value="1.54760364899994" calcext:value-type="float">
            <text:p>1.5476036489999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-0.343387470997691" calcext:value-type="float">
            <text:p>-0.343387470997691</text:p>
          </table:table-cell>
          <table:table-cell table:formula="of:=(1-[.F15])*100" office:value-type="float" office:value="-0.349061514437055" calcext:value-type="float">
            <text:p>-0.349061514437055</text:p>
          </table:table-cell>
          <table:table-cell table:formula="of:=(1-[.G15])*100" office:value-type="float" office:value="-0.85568695317757" calcext:value-type="float">
            <text:p>-0.85568695317757</text:p>
          </table:table-cell>
          <table:table-cell table:formula="of:=(1-[.H15])*100" office:value-type="float" office:value="1.48334094020994" calcext:value-type="float">
            <text:p>1.48334094020994</text:p>
          </table:table-cell>
          <table:table-cell table:formula="of:=(1-[.I15])*100" office:value-type="float" office:value="0.0128567755206976" calcext:value-type="float">
            <text:p>0.012856775520698</text:p>
          </table:table-cell>
          <table:table-cell table:formula="of:=(1-[.J15])*100" office:value-type="float" office:value="0.709308894608018" calcext:value-type="float">
            <text:p>0.709308894608018</text:p>
          </table:table-cell>
          <table:table-cell table:formula="of:=(1-[.K15])*100" office:value-type="float" office:value="4.63765016219297" calcext:value-type="float">
            <text:p>4.63765016219297</text:p>
          </table:table-cell>
          <table:table-cell table:formula="of:=(1-[.L15])*100" office:value-type="float" office:value="0.596455351056568" calcext:value-type="float">
            <text:p>0.596455351056568</text:p>
          </table:table-cell>
          <table:table-cell table:formula="of:=(1-[.M15])*100" office:value-type="float" office:value="0.00783310269197868" calcext:value-type="float">
            <text:p>0.007833102691979</text:p>
          </table:table-cell>
          <table:table-cell table:formula="of:=(1-[.N15])*100" office:value-type="float" office:value="-0.118650518256502" calcext:value-type="float">
            <text:p>-0.118650518256502</text:p>
          </table:table-cell>
          <table:table-cell table:formula="of:=(1-[.O15])*100" office:value-type="float" office:value="2.17610921501707" calcext:value-type="float">
            <text:p>2.17610921501707</text:p>
          </table:table-cell>
          <table:table-cell table:formula="of:=(1-[.P15])*100" office:value-type="float" office:value="-1.79966663194082" calcext:value-type="float">
            <text:p>-1.79966663194082</text:p>
          </table:table-cell>
          <table:table-cell table:formula="of:=(1-[.Q15])*100" office:value-type="float" office:value="0.87396504139835" calcext:value-type="float">
            <text:p>0.87396504139835</text:p>
          </table:table-cell>
          <table:table-cell table:formula="of:=(1-[.R15])*100" office:value-type="float" office:value="0.275055870723728" calcext:value-type="float">
            <text:p>0.275055870723728</text:p>
          </table:table-cell>
          <table:table-cell table:formula="of:=(1-[.S15])*100" office:value-type="float" office:value="2.60592425946757" calcext:value-type="float">
            <text:p>2.60592425946757</text:p>
          </table:table-cell>
          <table:table-cell table:formula="of:=(1-[.T15])*100" office:value-type="float" office:value="0.333768683790447" calcext:value-type="float">
            <text:p>0.333768683790447</text:p>
          </table:table-cell>
          <table:table-cell table:formula="of:=(1-[.U15])*100" office:value-type="float" office:value="-0.0586400206412874" calcext:value-type="float">
            <text:p>-0.058640020641287</text:p>
          </table:table-cell>
          <table:table-cell table:formula="of:=(1-[.V15])*100" office:value-type="float" office:value="1.06647619516762" calcext:value-type="float">
            <text:p>1.06647619516762</text:p>
          </table:table-cell>
          <table:table-cell/>
          <table:table-cell table:formula="of:=(1-[.X15])*100" office:value-type="float" office:value="0.635200472283504" calcext:value-type="float">
            <text:p>0.63520047228350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2.12529002320188" calcext:value-type="float">
            <text:p>-2.12529002320188</text:p>
          </table:table-cell>
          <table:table-cell table:formula="of:=(1-[.F16])*100" office:value-type="float" office:value="-3.26096941118832" calcext:value-type="float">
            <text:p>-3.26096941118832</text:p>
          </table:table-cell>
          <table:table-cell table:formula="of:=(1-[.G16])*100" office:value-type="float" office:value="-4.94183251610421" calcext:value-type="float">
            <text:p>-4.94183251610421</text:p>
          </table:table-cell>
          <table:table-cell table:formula="of:=(1-[.H16])*100" office:value-type="float" office:value="-1.94736041381409" calcext:value-type="float">
            <text:p>-1.94736041381409</text:p>
          </table:table-cell>
          <table:table-cell table:formula="of:=(1-[.I16])*100" office:value-type="float" office:value="-0.0128567755206976" calcext:value-type="float">
            <text:p>-0.012856775520698</text:p>
          </table:table-cell>
          <table:table-cell table:formula="of:=(1-[.J16])*100" office:value-type="float" office:value="-2.69914004142864" calcext:value-type="float">
            <text:p>-2.69914004142864</text:p>
          </table:table-cell>
          <table:table-cell table:formula="of:=(1-[.K16])*100" office:value-type="float" office:value="5.57872598296082" calcext:value-type="float">
            <text:p>5.57872598296082</text:p>
          </table:table-cell>
          <table:table-cell table:formula="of:=(1-[.L16])*100" office:value-type="float" office:value="0.664621676891619" calcext:value-type="float">
            <text:p>0.664621676891619</text:p>
          </table:table-cell>
          <table:table-cell table:formula="of:=(1-[.M16])*100" office:value-type="float" office:value="-0.00261103423064846" calcext:value-type="float">
            <text:p>-0.002611034230648</text:p>
          </table:table-cell>
          <table:table-cell table:formula="of:=(1-[.N16])*100" office:value-type="float" office:value="-0.118650518256502" calcext:value-type="float">
            <text:p>-0.118650518256502</text:p>
          </table:table-cell>
          <table:table-cell table:formula="of:=(1-[.O16])*100" office:value-type="float" office:value="8.17747440273038" calcext:value-type="float">
            <text:p>8.17747440273038</text:p>
          </table:table-cell>
          <table:table-cell table:formula="of:=(1-[.P16])*100" office:value-type="float" office:value="-1.98718616522555" calcext:value-type="float">
            <text:p>-1.98718616522555</text:p>
          </table:table-cell>
          <table:table-cell table:formula="of:=(1-[.Q16])*100" office:value-type="float" office:value="-0.311372160498191" calcext:value-type="float">
            <text:p>-0.311372160498191</text:p>
          </table:table-cell>
          <table:table-cell table:formula="of:=(1-[.R16])*100" office:value-type="float" office:value="0.309437854564198" calcext:value-type="float">
            <text:p>0.309437854564198</text:p>
          </table:table-cell>
          <table:table-cell table:formula="of:=(1-[.S16])*100" office:value-type="float" office:value="2.60592425946757" calcext:value-type="float">
            <text:p>2.60592425946757</text:p>
          </table:table-cell>
          <table:table-cell table:formula="of:=(1-[.T16])*100" office:value-type="float" office:value="-0.812654186620221" calcext:value-type="float">
            <text:p>-0.812654186620221</text:p>
          </table:table-cell>
          <table:table-cell table:formula="of:=(1-[.U16])*100" office:value-type="float" office:value="0.0328384115591329" calcext:value-type="float">
            <text:p>0.032838411559133</text:p>
          </table:table-cell>
          <table:table-cell table:formula="of:=(1-[.V16])*100" office:value-type="float" office:value="2.02950666239748" calcext:value-type="float">
            <text:p>2.02950666239748</text:p>
          </table:table-cell>
          <table:table-cell/>
          <table:table-cell table:formula="of:=(1-[.X16])*100" office:value-type="float" office:value="0.112300387270514" calcext:value-type="float">
            <text:p>0.112300387270514</text:p>
          </table:table-cell>
          <table:table-cell table:formula="of:=MAX([.E24:.V24])" office:value-type="float" office:value="8.17747440273038" calcext:value-type="float">
            <text:p>8.17747440273038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159600000" calcext:value-type="float">
            <text:p>4.16E+09</text:p>
          </table:table-cell>
          <table:table-cell table:style-name="ce3" office:value-type="float" office:value="3376000000" calcext:value-type="float">
            <text:p>3.38E+09</text:p>
          </table:table-cell>
          <table:table-cell table:style-name="ce3" office:value-type="float" office:value="4611900000" calcext:value-type="float">
            <text:p>4.61E+09</text:p>
          </table:table-cell>
          <table:table-cell table:style-name="ce3" office:value-type="float" office:value="5262400000" calcext:value-type="float">
            <text:p>5.26E+09</text:p>
          </table:table-cell>
          <table:table-cell table:style-name="ce3" office:value-type="float" office:value="3274500000" calcext:value-type="float">
            <text:p>3.27E+09</text:p>
          </table:table-cell>
          <table:table-cell table:style-name="ce3" office:value-type="float" office:value="2925800000" calcext:value-type="float">
            <text:p>2.93E+09</text:p>
          </table:table-cell>
          <table:table-cell table:style-name="ce3" office:value-type="float" office:value="5045500000" calcext:value-type="float">
            <text:p>5.05E+09</text:p>
          </table:table-cell>
          <table:table-cell table:style-name="ce3" office:value-type="float" office:value="3461300000" calcext:value-type="float">
            <text:p>3.46E+09</text:p>
          </table:table-cell>
          <table:table-cell table:style-name="ce3" office:value-type="float" office:value="3571500000" calcext:value-type="float">
            <text:p>3.57E+09</text:p>
          </table:table-cell>
          <table:table-cell table:style-name="ce3" office:value-type="float" office:value="2685900000" calcext:value-type="float">
            <text:p>2.69E+09</text:p>
          </table:table-cell>
          <table:table-cell table:style-name="ce3" office:value-type="float" office:value="2489200000" calcext:value-type="float">
            <text:p>2.49E+09</text:p>
          </table:table-cell>
          <table:table-cell table:style-name="ce3" office:value-type="float" office:value="4077900000" calcext:value-type="float">
            <text:p>4.08E+09</text:p>
          </table:table-cell>
          <table:table-cell table:style-name="ce3" office:value-type="float" office:value="3922700000" calcext:value-type="float">
            <text:p>3.92E+09</text:p>
          </table:table-cell>
          <table:table-cell table:style-name="ce3" office:value-type="float" office:value="3400800000" calcext:value-type="float">
            <text:p>3.40E+09</text:p>
          </table:table-cell>
          <table:table-cell table:style-name="ce3" office:value-type="float" office:value="3934200000" calcext:value-type="float">
            <text:p>3.93E+09</text:p>
          </table:table-cell>
          <table:table-cell table:style-name="ce3" office:value-type="float" office:value="3170600000" calcext:value-type="float">
            <text:p>3.17E+09</text:p>
          </table:table-cell>
          <table:table-cell table:style-name="ce3" office:value-type="float" office:value="3782200000" calcext:value-type="float">
            <text:p>3.78E+09</text:p>
          </table:table-cell>
          <table:table-cell table:style-name="ce3" office:value-type="float" office:value="3651800000" calcext:value-type="float">
            <text:p>3.65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6519900000" calcext:value-type="float">
            <text:p>6.52E+09</text:p>
          </table:table-cell>
          <table:table-cell table:style-name="ce3" office:value-type="float" office:value="5595300000" calcext:value-type="float">
            <text:p>5.60E+09</text:p>
          </table:table-cell>
          <table:table-cell table:style-name="ce3" office:value-type="float" office:value="6829600000" calcext:value-type="float">
            <text:p>6.83E+09</text:p>
          </table:table-cell>
          <table:table-cell table:style-name="ce3" office:value-type="float" office:value="7867300000" calcext:value-type="float">
            <text:p>7.87E+09</text:p>
          </table:table-cell>
          <table:table-cell table:style-name="ce3" office:value-type="float" office:value="4874700000" calcext:value-type="float">
            <text:p>4.87E+09</text:p>
          </table:table-cell>
          <table:table-cell table:style-name="ce3" office:value-type="float" office:value="5000300000" calcext:value-type="float">
            <text:p>5.00E+09</text:p>
          </table:table-cell>
          <table:table-cell table:style-name="ce3" office:value-type="float" office:value="7436600000" calcext:value-type="float">
            <text:p>7.44E+09</text:p>
          </table:table-cell>
          <table:table-cell table:style-name="ce3" office:value-type="float" office:value="4941000000" calcext:value-type="float">
            <text:p>4.94E+09</text:p>
          </table:table-cell>
          <table:table-cell table:style-name="ce3" office:value-type="float" office:value="7894500000" calcext:value-type="float">
            <text:p>7.89E+09</text:p>
          </table:table-cell>
          <table:table-cell table:style-name="ce3" office:value-type="float" office:value="2998600000" calcext:value-type="float">
            <text:p>3.00E+09</text:p>
          </table:table-cell>
          <table:table-cell table:style-name="ce3" office:value-type="float" office:value="3018800000" calcext:value-type="float">
            <text:p>3.02E+09</text:p>
          </table:table-cell>
          <table:table-cell table:style-name="ce3" office:value-type="float" office:value="5860300000" calcext:value-type="float">
            <text:p>5.86E+09</text:p>
          </table:table-cell>
          <table:table-cell table:style-name="ce3" office:value-type="float" office:value="6051800000" calcext:value-type="float">
            <text:p>6.05E+09</text:p>
          </table:table-cell>
          <table:table-cell table:style-name="ce3" office:value-type="float" office:value="7257400000" calcext:value-type="float">
            <text:p>7.26E+09</text:p>
          </table:table-cell>
          <table:table-cell table:style-name="ce3" office:value-type="float" office:value="4784300000" calcext:value-type="float">
            <text:p>4.78E+09</text:p>
          </table:table-cell>
          <table:table-cell table:style-name="ce3" office:value-type="float" office:value="4101400000" calcext:value-type="float">
            <text:p>4.10E+09</text:p>
          </table:table-cell>
          <table:table-cell table:style-name="ce3" office:value-type="float" office:value="6288800000" calcext:value-type="float">
            <text:p>6.29E+09</text:p>
          </table:table-cell>
          <table:table-cell table:style-name="ce3" office:value-type="float" office:value="4360200000" calcext:value-type="float">
            <text:p>4.3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162400000" calcext:value-type="float">
            <text:p>4.16E+09</text:p>
          </table:table-cell>
          <table:table-cell table:style-name="ce3" office:value-type="float" office:value="3997300000" calcext:value-type="float">
            <text:p>4.00E+09</text:p>
          </table:table-cell>
          <table:table-cell table:style-name="ce3" office:value-type="float" office:value="4748900000" calcext:value-type="float">
            <text:p>4.75E+09</text:p>
          </table:table-cell>
          <table:table-cell table:style-name="ce3" office:value-type="float" office:value="5417200000" calcext:value-type="float">
            <text:p>5.42E+09</text:p>
          </table:table-cell>
          <table:table-cell table:style-name="ce3" office:value-type="float" office:value="4807600000" calcext:value-type="float">
            <text:p>4.81E+09</text:p>
          </table:table-cell>
          <table:table-cell table:style-name="ce3" office:value-type="float" office:value="3085400000" calcext:value-type="float">
            <text:p>3.09E+09</text:p>
          </table:table-cell>
          <table:table-cell table:style-name="ce3" office:value-type="float" office:value="5316300000" calcext:value-type="float">
            <text:p>5.32E+09</text:p>
          </table:table-cell>
          <table:table-cell table:style-name="ce3" office:value-type="float" office:value="4419600000" calcext:value-type="float">
            <text:p>4.42E+09</text:p>
          </table:table-cell>
          <table:table-cell table:style-name="ce3" office:value-type="float" office:value="7892600000" calcext:value-type="float">
            <text:p>7.89E+09</text:p>
          </table:table-cell>
          <table:table-cell table:style-name="ce3" office:value-type="float" office:value="2998900000" calcext:value-type="float">
            <text:p>3.00E+09</text:p>
          </table:table-cell>
          <table:table-cell table:style-name="ce3" office:value-type="float" office:value="2575100000" calcext:value-type="float">
            <text:p>2.58E+09</text:p>
          </table:table-cell>
          <table:table-cell table:style-name="ce3" office:value-type="float" office:value="5551300000" calcext:value-type="float">
            <text:p>5.55E+09</text:p>
          </table:table-cell>
          <table:table-cell table:style-name="ce3" office:value-type="float" office:value="3922700000" calcext:value-type="float">
            <text:p>3.92E+09</text:p>
          </table:table-cell>
          <table:table-cell table:style-name="ce3" office:value-type="float" office:value="7239600000" calcext:value-type="float">
            <text:p>7.24E+09</text:p>
          </table:table-cell>
          <table:table-cell table:style-name="ce3" office:value-type="float" office:value="4785600000" calcext:value-type="float">
            <text:p>4.79E+09</text:p>
          </table:table-cell>
          <table:table-cell table:style-name="ce3" office:value-type="float" office:value="3191300000" calcext:value-type="float">
            <text:p>3.19E+09</text:p>
          </table:table-cell>
          <table:table-cell table:style-name="ce3" office:value-type="float" office:value="6277400000" calcext:value-type="float">
            <text:p>6.28E+09</text:p>
          </table:table-cell>
          <table:table-cell table:style-name="ce3" office:value-type="float" office:value="4179900000" calcext:value-type="float">
            <text:p>4.18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749930000" calcext:value-type="float">
            <text:p>7.50E+08</text:p>
          </table:table-cell>
          <table:table-cell table:style-name="ce3" office:value-type="float" office:value="364220000" calcext:value-type="float">
            <text:p>3.64E+08</text:p>
          </table:table-cell>
          <table:table-cell table:style-name="ce3" office:value-type="float" office:value="706850000" calcext:value-type="float">
            <text:p>7.07E+08</text:p>
          </table:table-cell>
          <table:table-cell table:style-name="ce3" office:value-type="float" office:value="697180000" calcext:value-type="float">
            <text:p>6.97E+08</text:p>
          </table:table-cell>
          <table:table-cell table:style-name="ce3" office:value-type="float" office:value="454130000" calcext:value-type="float">
            <text:p>4.54E+08</text:p>
          </table:table-cell>
          <table:table-cell table:style-name="ce3" office:value-type="float" office:value="389440000" calcext:value-type="float">
            <text:p>3.89E+08</text:p>
          </table:table-cell>
          <table:table-cell table:style-name="ce3" office:value-type="float" office:value="890860000" calcext:value-type="float">
            <text:p>8.91E+08</text:p>
          </table:table-cell>
          <table:table-cell table:style-name="ce3" office:value-type="float" office:value="448300000" calcext:value-type="float">
            <text:p>4.48E+08</text:p>
          </table:table-cell>
          <table:table-cell table:style-name="ce3" office:value-type="float" office:value="665920000" calcext:value-type="float">
            <text:p>6.66E+08</text:p>
          </table:table-cell>
          <table:table-cell table:style-name="ce3" office:value-type="float" office:value="524040000" calcext:value-type="float">
            <text:p>5.24E+08</text:p>
          </table:table-cell>
          <table:table-cell table:style-name="ce3" office:value-type="float" office:value="504780000" calcext:value-type="float">
            <text:p>5.05E+08</text:p>
          </table:table-cell>
          <table:table-cell table:style-name="ce3" office:value-type="float" office:value="635460000" calcext:value-type="float">
            <text:p>6.35E+08</text:p>
          </table:table-cell>
          <table:table-cell table:style-name="ce3" office:value-type="float" office:value="797140000" calcext:value-type="float">
            <text:p>7.97E+08</text:p>
          </table:table-cell>
          <table:table-cell table:style-name="ce3" office:value-type="float" office:value="529810000" calcext:value-type="float">
            <text:p>5.30E+08</text:p>
          </table:table-cell>
          <table:table-cell table:style-name="ce3" office:value-type="float" office:value="826570000" calcext:value-type="float">
            <text:p>8.27E+08</text:p>
          </table:table-cell>
          <table:table-cell table:style-name="ce3" office:value-type="float" office:value="456380000" calcext:value-type="float">
            <text:p>4.56E+08</text:p>
          </table:table-cell>
          <table:table-cell table:style-name="ce3" office:value-type="float" office:value="403220000" calcext:value-type="float">
            <text:p>4.03E+08</text:p>
          </table:table-cell>
          <table:table-cell table:style-name="ce3" office:value-type="float" office:value="749650000" calcext:value-type="float">
            <text:p>7.50E+08</text:p>
          </table:table-cell>
          <table:table-cell table:style-name="ce3" office:value-type="float" office:value="603010000" calcext:value-type="float">
            <text:p>6.03E+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1369400000" calcext:value-type="float">
            <text:p>1.37E+09</text:p>
          </table:table-cell>
          <table:table-cell table:style-name="ce3" office:value-type="float" office:value="1101300000" calcext:value-type="float">
            <text:p>1.10E+09</text:p>
          </table:table-cell>
          <table:table-cell table:style-name="ce3" office:value-type="float" office:value="1273900000" calcext:value-type="float">
            <text:p>1.27E+09</text:p>
          </table:table-cell>
          <table:table-cell table:style-name="ce3" office:value-type="float" office:value="1300600000" calcext:value-type="float">
            <text:p>1.30E+09</text:p>
          </table:table-cell>
          <table:table-cell table:style-name="ce3" office:value-type="float" office:value="886780000" calcext:value-type="float">
            <text:p>8.87E+08</text:p>
          </table:table-cell>
          <table:table-cell table:style-name="ce3" office:value-type="float" office:value="933820000" calcext:value-type="float">
            <text:p>9.34E+08</text:p>
          </table:table-cell>
          <table:table-cell table:style-name="ce3" office:value-type="float" office:value="1544300000" calcext:value-type="float">
            <text:p>1.54E+09</text:p>
          </table:table-cell>
          <table:table-cell table:style-name="ce3" office:value-type="float" office:value="913790000" calcext:value-type="float">
            <text:p>9.14E+08</text:p>
          </table:table-cell>
          <table:table-cell table:style-name="ce3" office:value-type="float" office:value="1890500000" calcext:value-type="float">
            <text:p>1.89E+09</text:p>
          </table:table-cell>
          <table:table-cell table:style-name="ce3" office:value-type="float" office:value="616230000" calcext:value-type="float">
            <text:p>6.16E+08</text:p>
          </table:table-cell>
          <table:table-cell table:style-name="ce3" office:value-type="float" office:value="640250000" calcext:value-type="float">
            <text:p>6.40E+08</text:p>
          </table:table-cell>
          <table:table-cell table:style-name="ce3" office:value-type="float" office:value="1171900000" calcext:value-type="float">
            <text:p>1.17E+09</text:p>
          </table:table-cell>
          <table:table-cell table:style-name="ce3" office:value-type="float" office:value="1443500000" calcext:value-type="float">
            <text:p>1.44E+09</text:p>
          </table:table-cell>
          <table:table-cell table:style-name="ce3" office:value-type="float" office:value="1492100000" calcext:value-type="float">
            <text:p>1.49E+09</text:p>
          </table:table-cell>
          <table:table-cell table:style-name="ce3" office:value-type="float" office:value="1033800000" calcext:value-type="float">
            <text:p>1.03E+09</text:p>
          </table:table-cell>
          <table:table-cell table:style-name="ce3" office:value-type="float" office:value="675170000" calcext:value-type="float">
            <text:p>6.75E+08</text:p>
          </table:table-cell>
          <table:table-cell table:style-name="ce3" office:value-type="float" office:value="1336900000" calcext:value-type="float">
            <text:p>1.34E+09</text:p>
          </table:table-cell>
          <table:table-cell table:style-name="ce3" office:value-type="float" office:value="925330000" calcext:value-type="float">
            <text:p>9.25E+08</text:p>
          </table:table-cell>
          <table:table-cell table:style-name="ce3" office:value-type="float" office:value="1037200000" calcext:value-type="float">
            <text:p>1.04E+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750440000" calcext:value-type="float">
            <text:p>7.50E+08</text:p>
          </table:table-cell>
          <table:table-cell table:style-name="ce3" office:value-type="float" office:value="566370000" calcext:value-type="float">
            <text:p>5.66E+08</text:p>
          </table:table-cell>
          <table:table-cell table:style-name="ce3" office:value-type="float" office:value="743860000" calcext:value-type="float">
            <text:p>7.44E+08</text:p>
          </table:table-cell>
          <table:table-cell table:style-name="ce3" office:value-type="float" office:value="741940000" calcext:value-type="float">
            <text:p>7.42E+08</text:p>
          </table:table-cell>
          <table:table-cell table:style-name="ce3" office:value-type="float" office:value="868360000" calcext:value-type="float">
            <text:p>8.68E+08</text:p>
          </table:table-cell>
          <table:table-cell table:style-name="ce3" office:value-type="float" office:value="430770000" calcext:value-type="float">
            <text:p>4.31E+08</text:p>
          </table:table-cell>
          <table:table-cell table:style-name="ce3" office:value-type="float" office:value="963930000" calcext:value-type="float">
            <text:p>9.64E+08</text:p>
          </table:table-cell>
          <table:table-cell table:style-name="ce3" office:value-type="float" office:value="759060000" calcext:value-type="float">
            <text:p>7.59E+08</text:p>
          </table:table-cell>
          <table:table-cell table:style-name="ce3" office:value-type="float" office:value="1890500000" calcext:value-type="float">
            <text:p>1.89E+09</text:p>
          </table:table-cell>
          <table:table-cell table:style-name="ce3" office:value-type="float" office:value="616190000" calcext:value-type="float">
            <text:p>6.16E+08</text:p>
          </table:table-cell>
          <table:table-cell table:style-name="ce3" office:value-type="float" office:value="526760000" calcext:value-type="float">
            <text:p>5.27E+08</text:p>
          </table:table-cell>
          <table:table-cell table:style-name="ce3" office:value-type="float" office:value="1089100000" calcext:value-type="float">
            <text:p>1.09E+09</text:p>
          </table:table-cell>
          <table:table-cell table:style-name="ce3" office:value-type="float" office:value="797820000" calcext:value-type="float">
            <text:p>7.98E+08</text:p>
          </table:table-cell>
          <table:table-cell table:style-name="ce3" office:value-type="float" office:value="1488400000" calcext:value-type="float">
            <text:p>1.49E+09</text:p>
          </table:table-cell>
          <table:table-cell table:style-name="ce3" office:value-type="float" office:value="1034200000" calcext:value-type="float">
            <text:p>1.03E+09</text:p>
          </table:table-cell>
          <table:table-cell table:style-name="ce3" office:value-type="float" office:value="463340000" calcext:value-type="float">
            <text:p>4.63E+08</text:p>
          </table:table-cell>
          <table:table-cell table:style-name="ce3" office:value-type="float" office:value="1334300000" calcext:value-type="float">
            <text:p>1.33E+09</text:p>
          </table:table-cell>
          <table:table-cell table:style-name="ce3" office:value-type="float" office:value="881130000" calcext:value-type="float">
            <text:p>8.81E+08</text:p>
          </table:table-cell>
          <table:table-cell table:style-name="ce3" office:value-type="float" office:value="914580000" calcext:value-type="float">
            <text:p>9.15E+08</text:p>
          </table:table-cell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0802665096863962" calcext:value-type="float">
            <text:p>0.080266509686396</text:p>
          </table:table-cell>
          <table:table-cell table:formula="of:=[.E17]/[.E$7]" office:value-type="float" office:value="0.055116370569898" calcext:value-type="float">
            <text:p>0.055116370569898</text:p>
          </table:table-cell>
          <table:table-cell table:formula="of:=[.F17]/[.F$7]" office:value-type="float" office:value="0.0789141696065735" calcext:value-type="float">
            <text:p>0.078914169606574</text:p>
          </table:table-cell>
          <table:table-cell table:formula="of:=[.G17]/[.G$7]" office:value-type="float" office:value="0.0787756208899234" calcext:value-type="float">
            <text:p>0.078775620889923</text:p>
          </table:table-cell>
          <table:table-cell table:formula="of:=[.H17]/[.H$7]" office:value-type="float" office:value="0.0763885618166526" calcext:value-type="float">
            <text:p>0.076388561816653</text:p>
          </table:table-cell>
          <table:table-cell table:formula="of:=[.I17]/[.I$7]" office:value-type="float" office:value="0.0650182813830409" calcext:value-type="float">
            <text:p>0.065018281383041</text:p>
          </table:table-cell>
          <table:table-cell table:formula="of:=[.J17]/[.J$7]" office:value-type="float" office:value="0.0820539743943999" calcext:value-type="float">
            <text:p>0.0820539743944</text:p>
          </table:table-cell>
          <table:table-cell table:formula="of:=[.K17]/[.K$7]" office:value-type="float" office:value="0.0753483368909357" calcext:value-type="float">
            <text:p>0.075348336890936</text:p>
          </table:table-cell>
          <table:table-cell table:formula="of:=[.L17]/[.L$7]" office:value-type="float" office:value="0.0460334577630306" calcext:value-type="float">
            <text:p>0.046033457763031</text:p>
          </table:table-cell>
          <table:table-cell table:formula="of:=[.M17]/[.M$7]" office:value-type="float" office:value="0.155367784399182" calcext:value-type="float">
            <text:p>0.155367784399182</text:p>
          </table:table-cell>
          <table:table-cell table:formula="of:=[.N17]/[.N$7]" office:value-type="float" office:value="0.156890657052278" calcext:value-type="float">
            <text:p>0.156890657052278</text:p>
          </table:table-cell>
          <table:table-cell table:formula="of:=[.O17]/[.O$7]" office:value-type="float" office:value="0.0825476416258557" calcext:value-type="float">
            <text:p>0.082547641625856</text:p>
          </table:table-cell>
          <table:table-cell table:formula="of:=[.P17]/[.P$7]" office:value-type="float" office:value="0.0819108489693582" calcext:value-type="float">
            <text:p>0.081910848969358</text:p>
          </table:table-cell>
          <table:table-cell table:formula="of:=[.Q17]/[.Q$7]" office:value-type="float" office:value="0.061562147778901" calcext:value-type="float">
            <text:p>0.061562147778901</text:p>
          </table:table-cell>
          <table:table-cell table:formula="of:=[.R17]/[.R$7]" office:value-type="float" office:value="0.159391029349377" calcext:value-type="float">
            <text:p>0.159391029349377</text:p>
          </table:table-cell>
          <table:table-cell table:formula="of:=[.S17]/[.S$7]" office:value-type="float" office:value="0.0847124772617589" calcext:value-type="float">
            <text:p>0.084712477261759</text:p>
          </table:table-cell>
          <table:table-cell table:formula="of:=[.T17]/[.T$7]" office:value-type="float" office:value="0.0537139660041562" calcext:value-type="float">
            <text:p>0.053713966004156</text:p>
          </table:table-cell>
          <table:table-cell table:formula="of:=[.U17]/[.U$7]" office:value-type="float" office:value="0.158451522901651" calcext:value-type="float">
            <text:p>0.158451522901651</text:p>
          </table:table-cell>
          <table:table-cell/>
          <table:table-cell table:formula="of:=GEOMEAN([.D24:.U24])" office:value-type="float" office:value="0.0842082691575357" calcext:value-type="float">
            <text:p>0.084208269157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146569624317671" calcext:value-type="float">
            <text:p>0.146569624317671</text:p>
          </table:table-cell>
          <table:table-cell table:formula="of:=[.E18]/[.E$7]" office:value-type="float" office:value="0.166656578190733" calcext:value-type="float">
            <text:p>0.166656578190733</text:p>
          </table:table-cell>
          <table:table-cell table:formula="of:=[.F18]/[.F$7]" office:value-type="float" office:value="0.142220783280489" calcext:value-type="float">
            <text:p>0.142220783280489</text:p>
          </table:table-cell>
          <table:table-cell table:formula="of:=[.G18]/[.G$7]" office:value-type="float" office:value="0.146957130912296" calcext:value-type="float">
            <text:p>0.146957130912296</text:p>
          </table:table-cell>
          <table:table-cell table:formula="of:=[.H18]/[.H$7]" office:value-type="float" office:value="0.149164003364172" calcext:value-type="float">
            <text:p>0.149164003364172</text:p>
          </table:table-cell>
          <table:table-cell table:formula="of:=[.I18]/[.I$7]" office:value-type="float" office:value="0.155904302385762" calcext:value-type="float">
            <text:p>0.155904302385762</text:p>
          </table:table-cell>
          <table:table-cell table:formula="of:=[.J18]/[.J$7]" office:value-type="float" office:value="0.142240029474072" calcext:value-type="float">
            <text:p>0.142240029474072</text:p>
          </table:table-cell>
          <table:table-cell table:formula="of:=[.K18]/[.K$7]" office:value-type="float" office:value="0.153585895087147" calcext:value-type="float">
            <text:p>0.153585895087147</text:p>
          </table:table-cell>
          <table:table-cell table:formula="of:=[.L18]/[.L$7]" office:value-type="float" office:value="0.130685745886907" calcext:value-type="float">
            <text:p>0.130685745886907</text:p>
          </table:table-cell>
          <table:table-cell table:formula="of:=[.M18]/[.M$7]" office:value-type="float" office:value="0.182700346882505" calcext:value-type="float">
            <text:p>0.182700346882505</text:p>
          </table:table-cell>
          <table:table-cell table:formula="of:=[.N18]/[.N$7]" office:value-type="float" office:value="0.198996083794368" calcext:value-type="float">
            <text:p>0.198996083794368</text:p>
          </table:table-cell>
          <table:table-cell table:formula="of:=[.O18]/[.O$7]" office:value-type="float" office:value="0.152232369026123" calcext:value-type="float">
            <text:p>0.152232369026123</text:p>
          </table:table-cell>
          <table:table-cell table:formula="of:=[.P18]/[.P$7]" office:value-type="float" office:value="0.148328161285682" calcext:value-type="float">
            <text:p>0.148328161285682</text:p>
          </table:table-cell>
          <table:table-cell table:formula="of:=[.Q18]/[.Q$7]" office:value-type="float" office:value="0.173377023274189" calcext:value-type="float">
            <text:p>0.173377023274189</text:p>
          </table:table-cell>
          <table:table-cell table:formula="of:=[.R18]/[.R$7]" office:value-type="float" office:value="0.199352076825176" calcext:value-type="float">
            <text:p>0.199352076825176</text:p>
          </table:table-cell>
          <table:table-cell table:formula="of:=[.S18]/[.S$7]" office:value-type="float" office:value="0.125323903923971" calcext:value-type="float">
            <text:p>0.125323903923971</text:p>
          </table:table-cell>
          <table:table-cell table:formula="of:=[.T18]/[.T$7]" office:value-type="float" office:value="0.178091863377205" calcext:value-type="float">
            <text:p>0.178091863377205</text:p>
          </table:table-cell>
          <table:table-cell table:formula="of:=[.U18]/[.U$7]" office:value-type="float" office:value="0.19558453636575" calcext:value-type="float">
            <text:p>0.19558453636575</text:p>
          </table:table-cell>
          <table:table-cell/>
          <table:table-cell table:formula="of:=GEOMEAN([.D25:.U25])" office:value-type="float" office:value="0.158958000043564" calcext:value-type="float">
            <text:p>0.15895800004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0803210960077063" calcext:value-type="float">
            <text:p>0.080321096007706</text:p>
          </table:table-cell>
          <table:table-cell table:formula="of:=[.E19]/[.E$7]" office:value-type="float" office:value="0.0857071517205896" calcext:value-type="float">
            <text:p>0.08570715172059</text:p>
          </table:table-cell>
          <table:table-cell table:formula="of:=[.F19]/[.F$7]" office:value-type="float" office:value="0.083046041173581" calcext:value-type="float">
            <text:p>0.083046041173581</text:p>
          </table:table-cell>
          <table:table-cell table:formula="of:=[.G19]/[.G$7]" office:value-type="float" office:value="0.0838331337144923" calcext:value-type="float">
            <text:p>0.083833133714492</text:p>
          </table:table-cell>
          <table:table-cell table:formula="of:=[.H19]/[.H$7]" office:value-type="float" office:value="0.146065601345669" calcext:value-type="float">
            <text:p>0.146065601345669</text:p>
          </table:table-cell>
          <table:table-cell table:formula="of:=[.I19]/[.I$7]" office:value-type="float" office:value="0.0719184600230395" calcext:value-type="float">
            <text:p>0.07191846002304</text:p>
          </table:table-cell>
          <table:table-cell table:formula="of:=[.J19]/[.J$7]" office:value-type="float" office:value="0.0887841945288754" calcext:value-type="float">
            <text:p>0.088784194528875</text:p>
          </table:table-cell>
          <table:table-cell table:formula="of:=[.K19]/[.K$7]" office:value-type="float" office:value="0.127579541825638" calcext:value-type="float">
            <text:p>0.127579541825638</text:p>
          </table:table-cell>
          <table:table-cell table:formula="of:=[.L19]/[.L$7]" office:value-type="float" office:value="0.130685745886907" calcext:value-type="float">
            <text:p>0.130685745886907</text:p>
          </table:table-cell>
          <table:table-cell table:formula="of:=[.M19]/[.M$7]" office:value-type="float" office:value="0.182688487651576" calcext:value-type="float">
            <text:p>0.182688487651576</text:p>
          </table:table-cell>
          <table:table-cell table:formula="of:=[.N19]/[.N$7]" office:value-type="float" office:value="0.163722260210108" calcext:value-type="float">
            <text:p>0.163722260210108</text:p>
          </table:table-cell>
          <table:table-cell table:formula="of:=[.O19]/[.O$7]" office:value-type="float" office:value="0.141476468219431" calcext:value-type="float">
            <text:p>0.141476468219431</text:p>
          </table:table-cell>
          <table:table-cell table:formula="of:=[.P19]/[.P$7]" office:value-type="float" office:value="0.0819807229906081" calcext:value-type="float">
            <text:p>0.081980722990608</text:p>
          </table:table-cell>
          <table:table-cell table:formula="of:=[.Q19]/[.Q$7]" office:value-type="float" office:value="0.172947095664703" calcext:value-type="float">
            <text:p>0.172947095664703</text:p>
          </table:table-cell>
          <table:table-cell table:formula="of:=[.R19]/[.R$7]" office:value-type="float" office:value="0.199429210536465" calcext:value-type="float">
            <text:p>0.199429210536465</text:p>
          </table:table-cell>
          <table:table-cell table:formula="of:=[.S19]/[.S$7]" office:value-type="float" office:value="0.0860043805917511" calcext:value-type="float">
            <text:p>0.086004380591751</text:p>
          </table:table-cell>
          <table:table-cell table:formula="of:=[.T19]/[.T$7]" office:value-type="float" office:value="0.177745510736932" calcext:value-type="float">
            <text:p>0.177745510736932</text:p>
          </table:table-cell>
          <table:table-cell table:formula="of:=[.U19]/[.U$7]" office:value-type="float" office:value="0.186242100145843" calcext:value-type="float">
            <text:p>0.186242100145843</text:p>
          </table:table-cell>
          <table:table-cell/>
          <table:table-cell table:formula="of:=GEOMEAN([.D26:.U26])" office:value-type="float" office:value="0.119683675975531" calcext:value-type="float">
            <text:p>0.119683675975531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8.02665096863962" calcext:value-type="float">
            <text:p>8.02665096863962</text:p>
          </table:table-cell>
          <table:table-cell table:formula="of:=[.E24]*100" office:value-type="float" office:value="5.5116370569898" calcext:value-type="float">
            <text:p>5.5116370569898</text:p>
          </table:table-cell>
          <table:table-cell table:formula="of:=[.F24]*100" office:value-type="float" office:value="7.89141696065735" calcext:value-type="float">
            <text:p>7.89141696065735</text:p>
          </table:table-cell>
          <table:table-cell table:formula="of:=[.G24]*100" office:value-type="float" office:value="7.87756208899234" calcext:value-type="float">
            <text:p>7.87756208899234</text:p>
          </table:table-cell>
          <table:table-cell table:formula="of:=[.H24]*100" office:value-type="float" office:value="7.63885618166526" calcext:value-type="float">
            <text:p>7.63885618166526</text:p>
          </table:table-cell>
          <table:table-cell table:formula="of:=[.I24]*100" office:value-type="float" office:value="6.50182813830409" calcext:value-type="float">
            <text:p>6.50182813830409</text:p>
          </table:table-cell>
          <table:table-cell table:formula="of:=[.J24]*100" office:value-type="float" office:value="8.20539743943999" calcext:value-type="float">
            <text:p>8.20539743943999</text:p>
          </table:table-cell>
          <table:table-cell table:formula="of:=[.K24]*100" office:value-type="float" office:value="7.53483368909357" calcext:value-type="float">
            <text:p>7.53483368909357</text:p>
          </table:table-cell>
          <table:table-cell table:formula="of:=[.L24]*100" office:value-type="float" office:value="4.60334577630306" calcext:value-type="float">
            <text:p>4.60334577630306</text:p>
          </table:table-cell>
          <table:table-cell table:formula="of:=[.M24]*100" office:value-type="float" office:value="15.5367784399182" calcext:value-type="float">
            <text:p>15.5367784399182</text:p>
          </table:table-cell>
          <table:table-cell table:formula="of:=[.N24]*100" office:value-type="float" office:value="15.6890657052278" calcext:value-type="float">
            <text:p>15.6890657052278</text:p>
          </table:table-cell>
          <table:table-cell table:formula="of:=[.O24]*100" office:value-type="float" office:value="8.25476416258557" calcext:value-type="float">
            <text:p>8.25476416258557</text:p>
          </table:table-cell>
          <table:table-cell table:formula="of:=[.P24]*100" office:value-type="float" office:value="8.19108489693582" calcext:value-type="float">
            <text:p>8.19108489693582</text:p>
          </table:table-cell>
          <table:table-cell table:formula="of:=[.Q24]*100" office:value-type="float" office:value="6.1562147778901" calcext:value-type="float">
            <text:p>6.1562147778901</text:p>
          </table:table-cell>
          <table:table-cell table:formula="of:=[.R24]*100" office:value-type="float" office:value="15.9391029349377" calcext:value-type="float">
            <text:p>15.9391029349377</text:p>
          </table:table-cell>
          <table:table-cell table:formula="of:=[.S24]*100" office:value-type="float" office:value="8.47124772617589" calcext:value-type="float">
            <text:p>8.47124772617589</text:p>
          </table:table-cell>
          <table:table-cell table:formula="of:=[.T24]*100" office:value-type="float" office:value="5.37139660041562" calcext:value-type="float">
            <text:p>5.37139660041562</text:p>
          </table:table-cell>
          <table:table-cell table:formula="of:=[.U24]*100" office:value-type="float" office:value="15.8451522901651" calcext:value-type="float">
            <text:p>15.8451522901651</text:p>
          </table:table-cell>
          <table:table-cell/>
          <table:table-cell table:formula="of:=[.W24]*100" office:value-type="float" office:value="8.42082691575357" calcext:value-type="float">
            <text:p>8.42082691575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14.6569624317671" calcext:value-type="float">
            <text:p>14.6569624317671</text:p>
          </table:table-cell>
          <table:table-cell table:formula="of:=[.E25]*100" office:value-type="float" office:value="16.6656578190733" calcext:value-type="float">
            <text:p>16.6656578190733</text:p>
          </table:table-cell>
          <table:table-cell table:formula="of:=[.F25]*100" office:value-type="float" office:value="14.2220783280489" calcext:value-type="float">
            <text:p>14.2220783280489</text:p>
          </table:table-cell>
          <table:table-cell table:formula="of:=[.G25]*100" office:value-type="float" office:value="14.6957130912296" calcext:value-type="float">
            <text:p>14.6957130912296</text:p>
          </table:table-cell>
          <table:table-cell table:formula="of:=[.H25]*100" office:value-type="float" office:value="14.9164003364172" calcext:value-type="float">
            <text:p>14.9164003364172</text:p>
          </table:table-cell>
          <table:table-cell table:formula="of:=[.I25]*100" office:value-type="float" office:value="15.5904302385762" calcext:value-type="float">
            <text:p>15.5904302385762</text:p>
          </table:table-cell>
          <table:table-cell table:formula="of:=[.J25]*100" office:value-type="float" office:value="14.2240029474072" calcext:value-type="float">
            <text:p>14.2240029474072</text:p>
          </table:table-cell>
          <table:table-cell table:formula="of:=[.K25]*100" office:value-type="float" office:value="15.3585895087147" calcext:value-type="float">
            <text:p>15.3585895087147</text:p>
          </table:table-cell>
          <table:table-cell table:formula="of:=[.L25]*100" office:value-type="float" office:value="13.0685745886907" calcext:value-type="float">
            <text:p>13.0685745886907</text:p>
          </table:table-cell>
          <table:table-cell table:formula="of:=[.M25]*100" office:value-type="float" office:value="18.2700346882505" calcext:value-type="float">
            <text:p>18.2700346882505</text:p>
          </table:table-cell>
          <table:table-cell table:formula="of:=[.N25]*100" office:value-type="float" office:value="19.8996083794368" calcext:value-type="float">
            <text:p>19.8996083794368</text:p>
          </table:table-cell>
          <table:table-cell table:formula="of:=[.O25]*100" office:value-type="float" office:value="15.2232369026123" calcext:value-type="float">
            <text:p>15.2232369026123</text:p>
          </table:table-cell>
          <table:table-cell table:formula="of:=[.P25]*100" office:value-type="float" office:value="14.8328161285682" calcext:value-type="float">
            <text:p>14.8328161285682</text:p>
          </table:table-cell>
          <table:table-cell table:formula="of:=[.Q25]*100" office:value-type="float" office:value="17.3377023274189" calcext:value-type="float">
            <text:p>17.3377023274189</text:p>
          </table:table-cell>
          <table:table-cell table:formula="of:=[.R25]*100" office:value-type="float" office:value="19.9352076825176" calcext:value-type="float">
            <text:p>19.9352076825176</text:p>
          </table:table-cell>
          <table:table-cell table:formula="of:=[.S25]*100" office:value-type="float" office:value="12.5323903923971" calcext:value-type="float">
            <text:p>12.5323903923971</text:p>
          </table:table-cell>
          <table:table-cell table:formula="of:=[.T25]*100" office:value-type="float" office:value="17.8091863377205" calcext:value-type="float">
            <text:p>17.8091863377205</text:p>
          </table:table-cell>
          <table:table-cell table:formula="of:=[.U25]*100" office:value-type="float" office:value="19.558453636575" calcext:value-type="float">
            <text:p>19.558453636575</text:p>
          </table:table-cell>
          <table:table-cell/>
          <table:table-cell table:formula="of:=[.W25]*100" office:value-type="float" office:value="15.8958000043564" calcext:value-type="float">
            <text:p>15.895800004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8.03210960077063" calcext:value-type="float">
            <text:p>8.03210960077063</text:p>
          </table:table-cell>
          <table:table-cell table:formula="of:=[.E26]*100" office:value-type="float" office:value="8.57071517205896" calcext:value-type="float">
            <text:p>8.57071517205896</text:p>
          </table:table-cell>
          <table:table-cell table:formula="of:=[.F26]*100" office:value-type="float" office:value="8.3046041173581" calcext:value-type="float">
            <text:p>8.3046041173581</text:p>
          </table:table-cell>
          <table:table-cell table:formula="of:=[.G26]*100" office:value-type="float" office:value="8.38331337144923" calcext:value-type="float">
            <text:p>8.38331337144923</text:p>
          </table:table-cell>
          <table:table-cell table:formula="of:=[.H26]*100" office:value-type="float" office:value="14.6065601345669" calcext:value-type="float">
            <text:p>14.6065601345669</text:p>
          </table:table-cell>
          <table:table-cell table:formula="of:=[.I26]*100" office:value-type="float" office:value="7.19184600230395" calcext:value-type="float">
            <text:p>7.19184600230395</text:p>
          </table:table-cell>
          <table:table-cell table:formula="of:=[.J26]*100" office:value-type="float" office:value="8.87841945288754" calcext:value-type="float">
            <text:p>8.87841945288754</text:p>
          </table:table-cell>
          <table:table-cell table:formula="of:=[.K26]*100" office:value-type="float" office:value="12.7579541825638" calcext:value-type="float">
            <text:p>12.7579541825638</text:p>
          </table:table-cell>
          <table:table-cell table:formula="of:=[.L26]*100" office:value-type="float" office:value="13.0685745886907" calcext:value-type="float">
            <text:p>13.0685745886907</text:p>
          </table:table-cell>
          <table:table-cell table:formula="of:=[.M26]*100" office:value-type="float" office:value="18.2688487651576" calcext:value-type="float">
            <text:p>18.2688487651576</text:p>
          </table:table-cell>
          <table:table-cell table:formula="of:=[.N26]*100" office:value-type="float" office:value="16.3722260210108" calcext:value-type="float">
            <text:p>16.3722260210108</text:p>
          </table:table-cell>
          <table:table-cell table:formula="of:=[.O26]*100" office:value-type="float" office:value="14.1476468219431" calcext:value-type="float">
            <text:p>14.1476468219431</text:p>
          </table:table-cell>
          <table:table-cell table:formula="of:=[.P26]*100" office:value-type="float" office:value="8.19807229906081" calcext:value-type="float">
            <text:p>8.19807229906081</text:p>
          </table:table-cell>
          <table:table-cell table:formula="of:=[.Q26]*100" office:value-type="float" office:value="17.2947095664703" calcext:value-type="float">
            <text:p>17.2947095664703</text:p>
          </table:table-cell>
          <table:table-cell table:formula="of:=[.R26]*100" office:value-type="float" office:value="19.9429210536465" calcext:value-type="float">
            <text:p>19.9429210536465</text:p>
          </table:table-cell>
          <table:table-cell table:formula="of:=[.S26]*100" office:value-type="float" office:value="8.60043805917511" calcext:value-type="float">
            <text:p>8.60043805917511</text:p>
          </table:table-cell>
          <table:table-cell table:formula="of:=[.T26]*100" office:value-type="float" office:value="17.7745510736932" calcext:value-type="float">
            <text:p>17.7745510736932</text:p>
          </table:table-cell>
          <table:table-cell table:formula="of:=[.U26]*100" office:value-type="float" office:value="18.6242100145843" calcext:value-type="float">
            <text:p>18.6242100145843</text:p>
          </table:table-cell>
          <table:table-cell/>
          <table:table-cell table:formula="of:=[.W26]*100" office:value-type="float" office:value="11.9683675975531" calcext:value-type="float">
            <text:p>11.9683675975531</text:p>
          </table:table-cell>
        </table:table-row>
        <table:table-row table:style-name="ro1" table:number-rows-repeated="37">
          <table:table-cell table:number-columns-repeated="23"/>
        </table:table-row>
        <table:table-row table:style-name="ro1">
          <table:table-cell table:number-columns-repeated="19"/>
          <table:table-cell table:style-name="ce3"/>
          <table:table-cell/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>
          <table:table-cell table:number-columns-repeated="19"/>
          <table:table-cell table:style-name="ce3"/>
          <table:table-cell table:number-columns-repeated="3"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36.787" calcext:value-type="float">
            <text:p>36.787</text:p>
          </table:table-cell>
          <table:table-cell office:value-type="float" office:value="53.476" calcext:value-type="float">
            <text:p>53.476</text:p>
          </table:table-cell>
          <table:table-cell office:value-type="float" office:value="36.035" calcext:value-type="float">
            <text:p>36.035</text:p>
          </table:table-cell>
          <table:table-cell office:value-type="float" office:value="32.451" calcext:value-type="float">
            <text:p>32.451</text:p>
          </table:table-cell>
          <table:table-cell office:value-type="float" office:value="37.165" calcext:value-type="float">
            <text:p>37.165</text:p>
          </table:table-cell>
          <table:table-cell office:value-type="float" office:value="29.07" calcext:value-type="float">
            <text:p>29.07</text:p>
          </table:table-cell>
          <table:table-cell office:value-type="float" office:value="46.557" calcext:value-type="float">
            <text:p>46.557</text:p>
          </table:table-cell>
          <table:table-cell office:value-type="float" office:value="49.058" calcext:value-type="float">
            <text:p>49.058</text:p>
          </table:table-cell>
          <table:table-cell office:value-type="float" office:value="38.284" calcext:value-type="float">
            <text:p>38.284</text:p>
          </table:table-cell>
          <table:table-cell office:value-type="float" office:value="37.163" calcext:value-type="float">
            <text:p>37.163</text:p>
          </table:table-cell>
          <table:table-cell office:value-type="float" office:value="26.768" calcext:value-type="float">
            <text:p>26.768</text:p>
          </table:table-cell>
          <table:table-cell office:value-type="float" office:value="42.922" calcext:value-type="float">
            <text:p>42.922</text:p>
          </table:table-cell>
          <table:table-cell office:value-type="float" office:value="42.069" calcext:value-type="float">
            <text:p>42.069</text:p>
          </table:table-cell>
          <table:table-cell office:value-type="float" office:value="40.687" calcext:value-type="float">
            <text:p>40.687</text:p>
          </table:table-cell>
          <table:table-cell office:value-type="float" office:value="37.972" calcext:value-type="float">
            <text:p>37.972</text:p>
          </table:table-cell>
          <table:table-cell office:value-type="float" office:value="27.002" calcext:value-type="float">
            <text:p>27.002</text:p>
          </table:table-cell>
          <table:table-cell office:value-type="float" office:value="62.68" calcext:value-type="float">
            <text:p>62.68</text:p>
          </table:table-cell>
          <table:table-cell office:value-type="float" office:value="44.756" calcext:value-type="float">
            <text:p>44.7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2.497" calcext:value-type="float">
            <text:p>52.497</text:p>
          </table:table-cell>
          <table:table-cell office:value-type="float" office:value="82.657" calcext:value-type="float">
            <text:p>82.657</text:p>
          </table:table-cell>
          <table:table-cell office:value-type="float" office:value="50.603" calcext:value-type="float">
            <text:p>50.603</text:p>
          </table:table-cell>
          <table:table-cell office:value-type="float" office:value="44.759" calcext:value-type="float">
            <text:p>44.759</text:p>
          </table:table-cell>
          <table:table-cell office:value-type="float" office:value="51.897" calcext:value-type="float">
            <text:p>51.897</text:p>
          </table:table-cell>
          <table:table-cell office:value-type="float" office:value="44.678" calcext:value-type="float">
            <text:p>44.678</text:p>
          </table:table-cell>
          <table:table-cell office:value-type="float" office:value="64.463" calcext:value-type="float">
            <text:p>64.463</text:p>
          </table:table-cell>
          <table:table-cell office:value-type="float" office:value="64.143" calcext:value-type="float">
            <text:p>64.143</text:p>
          </table:table-cell>
          <table:table-cell office:value-type="float" office:value="75.593" calcext:value-type="float">
            <text:p>75.593</text:p>
          </table:table-cell>
          <table:table-cell office:value-type="float" office:value="39.397" calcext:value-type="float">
            <text:p>39.397</text:p>
          </table:table-cell>
          <table:table-cell office:value-type="float" office:value="31.54" calcext:value-type="float">
            <text:p>31.54</text:p>
          </table:table-cell>
          <table:table-cell office:value-type="float" office:value="59.904" calcext:value-type="float">
            <text:p>59.904</text:p>
          </table:table-cell>
          <table:table-cell office:value-type="float" office:value="63.278" calcext:value-type="float">
            <text:p>63.278</text:p>
          </table:table-cell>
          <table:table-cell office:value-type="float" office:value="85.39" calcext:value-type="float">
            <text:p>85.39</text:p>
          </table:table-cell>
          <table:table-cell office:value-type="float" office:value="46.565" calcext:value-type="float">
            <text:p>46.565</text:p>
          </table:table-cell>
          <table:table-cell office:value-type="float" office:value="33.581" calcext:value-type="float">
            <text:p>33.581</text:p>
          </table:table-cell>
          <table:table-cell office:value-type="float" office:value="101.34" calcext:value-type="float">
            <text:p>101.34</text:p>
          </table:table-cell>
          <table:table-cell office:value-type="float" office:value="52.283" calcext:value-type="float">
            <text:p>52.2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36.811" calcext:value-type="float">
            <text:p>36.811</text:p>
          </table:table-cell>
          <table:table-cell office:value-type="float" office:value="61.858" calcext:value-type="float">
            <text:p>61.858</text:p>
          </table:table-cell>
          <table:table-cell office:value-type="float" office:value="36.937" calcext:value-type="float">
            <text:p>36.937</text:p>
          </table:table-cell>
          <table:table-cell office:value-type="float" office:value="33.231" calcext:value-type="float">
            <text:p>33.231</text:p>
          </table:table-cell>
          <table:table-cell office:value-type="float" office:value="51.613" calcext:value-type="float">
            <text:p>51.613</text:p>
          </table:table-cell>
          <table:table-cell office:value-type="float" office:value="31.888" calcext:value-type="float">
            <text:p>31.888</text:p>
          </table:table-cell>
          <table:table-cell office:value-type="float" office:value="48.46" calcext:value-type="float">
            <text:p>48.46</text:p>
          </table:table-cell>
          <table:table-cell office:value-type="float" office:value="62.893" calcext:value-type="float">
            <text:p>62.893</text:p>
          </table:table-cell>
          <table:table-cell office:value-type="float" office:value="75.566" calcext:value-type="float">
            <text:p>75.566</text:p>
          </table:table-cell>
          <table:table-cell office:value-type="float" office:value="39.403" calcext:value-type="float">
            <text:p>39.403</text:p>
          </table:table-cell>
          <table:table-cell office:value-type="float" office:value="27.473" calcext:value-type="float">
            <text:p>27.473</text:p>
          </table:table-cell>
          <table:table-cell office:value-type="float" office:value="57.223" calcext:value-type="float">
            <text:p>57.223</text:p>
          </table:table-cell>
          <table:table-cell office:value-type="float" office:value="42.05" calcext:value-type="float">
            <text:p>42.05</text:p>
          </table:table-cell>
          <table:table-cell office:value-type="float" office:value="85.153" calcext:value-type="float">
            <text:p>85.153</text:p>
          </table:table-cell>
          <table:table-cell office:value-type="float" office:value="46.585" calcext:value-type="float">
            <text:p>46.585</text:p>
          </table:table-cell>
          <table:table-cell office:value-type="float" office:value="27.177" calcext:value-type="float">
            <text:p>27.177</text:p>
          </table:table-cell>
          <table:table-cell office:value-type="float" office:value="101.14" calcext:value-type="float">
            <text:p>101.14</text:p>
          </table:table-cell>
          <table:table-cell office:value-type="float" office:value="50.219" calcext:value-type="float">
            <text:p>50.219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28.73984375" calcext:value-type="float">
            <text:p>28.73984375</text:p>
          </table:table-cell>
          <table:table-cell table:formula="of:=[.E9]/[.$D$3]*100" office:value-type="float" office:value="41.778125" calcext:value-type="float">
            <text:p>41.778125</text:p>
          </table:table-cell>
          <table:table-cell table:formula="of:=[.F9]/[.$D$3]*100" office:value-type="float" office:value="28.15234375" calcext:value-type="float">
            <text:p>28.15234375</text:p>
          </table:table-cell>
          <table:table-cell table:formula="of:=[.G9]/[.$D$3]*100" office:value-type="float" office:value="25.35234375" calcext:value-type="float">
            <text:p>25.35234375</text:p>
          </table:table-cell>
          <table:table-cell table:formula="of:=[.H9]/[.$D$3]*100" office:value-type="float" office:value="29.03515625" calcext:value-type="float">
            <text:p>29.03515625</text:p>
          </table:table-cell>
          <table:table-cell table:formula="of:=[.I9]/[.$D$3]*100" office:value-type="float" office:value="22.7109375" calcext:value-type="float">
            <text:p>22.7109375</text:p>
          </table:table-cell>
          <table:table-cell table:formula="of:=[.J9]/[.$D$3]*100" office:value-type="float" office:value="36.37265625" calcext:value-type="float">
            <text:p>36.37265625</text:p>
          </table:table-cell>
          <table:table-cell table:formula="of:=[.K9]/[.$D$3]*100" office:value-type="float" office:value="38.3265625" calcext:value-type="float">
            <text:p>38.3265625</text:p>
          </table:table-cell>
          <table:table-cell table:formula="of:=[.L9]/[.$D$3]*100" office:value-type="float" office:value="29.909375" calcext:value-type="float">
            <text:p>29.909375</text:p>
          </table:table-cell>
          <table:table-cell table:formula="of:=[.M9]/[.$D$3]*100" office:value-type="float" office:value="29.03359375" calcext:value-type="float">
            <text:p>29.03359375</text:p>
          </table:table-cell>
          <table:table-cell table:formula="of:=[.N9]/[.$D$3]*100" office:value-type="float" office:value="20.9125" calcext:value-type="float">
            <text:p>20.9125</text:p>
          </table:table-cell>
          <table:table-cell table:formula="of:=[.O9]/[.$D$3]*100" office:value-type="float" office:value="33.5328125" calcext:value-type="float">
            <text:p>33.5328125</text:p>
          </table:table-cell>
          <table:table-cell table:formula="of:=[.P9]/[.$D$3]*100" office:value-type="float" office:value="32.86640625" calcext:value-type="float">
            <text:p>32.86640625</text:p>
          </table:table-cell>
          <table:table-cell table:formula="of:=[.Q9]/[.$D$3]*100" office:value-type="float" office:value="31.78671875" calcext:value-type="float">
            <text:p>31.78671875</text:p>
          </table:table-cell>
          <table:table-cell table:formula="of:=[.R9]/[.$D$3]*100" office:value-type="float" office:value="29.665625" calcext:value-type="float">
            <text:p>29.665625</text:p>
          </table:table-cell>
          <table:table-cell table:formula="of:=[.S9]/[.$D$3]*100" office:value-type="float" office:value="21.0953125" calcext:value-type="float">
            <text:p>21.0953125</text:p>
          </table:table-cell>
          <table:table-cell table:formula="of:=[.T9]/[.$D$3]*100" office:value-type="float" office:value="48.96875" calcext:value-type="float">
            <text:p>48.96875</text:p>
          </table:table-cell>
          <table:table-cell table:formula="of:=[.U9]/[.$D$3]*100" office:value-type="float" office:value="34.965625" calcext:value-type="float">
            <text:p>34.965625</text:p>
          </table:table-cell>
          <table:table-cell/>
          <table:table-cell table:formula="of:=AVERAGE([.D16:.U16])" office:value-type="float" office:value="31.2891493055556" calcext:value-type="float">
            <text:p>31.28914930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1.01328125" calcext:value-type="float">
            <text:p>41.01328125</text:p>
          </table:table-cell>
          <table:table-cell table:formula="of:=[.E10]/[.$D$3]*100" office:value-type="float" office:value="64.57578125" calcext:value-type="float">
            <text:p>64.57578125</text:p>
          </table:table-cell>
          <table:table-cell table:formula="of:=[.F10]/[.$D$3]*100" office:value-type="float" office:value="39.53359375" calcext:value-type="float">
            <text:p>39.53359375</text:p>
          </table:table-cell>
          <table:table-cell table:formula="of:=[.G10]/[.$D$3]*100" office:value-type="float" office:value="34.96796875" calcext:value-type="float">
            <text:p>34.96796875</text:p>
          </table:table-cell>
          <table:table-cell table:formula="of:=[.H10]/[.$D$3]*100" office:value-type="float" office:value="40.54453125" calcext:value-type="float">
            <text:p>40.54453125</text:p>
          </table:table-cell>
          <table:table-cell table:formula="of:=[.I10]/[.$D$3]*100" office:value-type="float" office:value="34.9046875" calcext:value-type="float">
            <text:p>34.9046875</text:p>
          </table:table-cell>
          <table:table-cell table:formula="of:=[.J10]/[.$D$3]*100" office:value-type="float" office:value="50.36171875" calcext:value-type="float">
            <text:p>50.36171875</text:p>
          </table:table-cell>
          <table:table-cell table:formula="of:=[.K10]/[.$D$3]*100" office:value-type="float" office:value="50.11171875" calcext:value-type="float">
            <text:p>50.11171875</text:p>
          </table:table-cell>
          <table:table-cell table:formula="of:=[.L10]/[.$D$3]*100" office:value-type="float" office:value="59.05703125" calcext:value-type="float">
            <text:p>59.05703125</text:p>
          </table:table-cell>
          <table:table-cell table:formula="of:=[.M10]/[.$D$3]*100" office:value-type="float" office:value="30.77890625" calcext:value-type="float">
            <text:p>30.77890625</text:p>
          </table:table-cell>
          <table:table-cell table:formula="of:=[.N10]/[.$D$3]*100" office:value-type="float" office:value="24.640625" calcext:value-type="float">
            <text:p>24.640625</text:p>
          </table:table-cell>
          <table:table-cell table:formula="of:=[.O10]/[.$D$3]*100" office:value-type="float" office:value="46.8" calcext:value-type="float">
            <text:p>46.8</text:p>
          </table:table-cell>
          <table:table-cell table:formula="of:=[.P10]/[.$D$3]*100" office:value-type="float" office:value="49.4359375" calcext:value-type="float">
            <text:p>49.4359375</text:p>
          </table:table-cell>
          <table:table-cell table:formula="of:=[.Q10]/[.$D$3]*100" office:value-type="float" office:value="66.7109375" calcext:value-type="float">
            <text:p>66.7109375</text:p>
          </table:table-cell>
          <table:table-cell table:formula="of:=[.R10]/[.$D$3]*100" office:value-type="float" office:value="36.37890625" calcext:value-type="float">
            <text:p>36.37890625</text:p>
          </table:table-cell>
          <table:table-cell table:formula="of:=[.S10]/[.$D$3]*100" office:value-type="float" office:value="26.23515625" calcext:value-type="float">
            <text:p>26.23515625</text:p>
          </table:table-cell>
          <table:table-cell table:formula="of:=[.T10]/[.$D$3]*100" office:value-type="float" office:value="79.171875" calcext:value-type="float">
            <text:p>79.171875</text:p>
          </table:table-cell>
          <table:table-cell table:formula="of:=[.U10]/[.$D$3]*100" office:value-type="float" office:value="40.84609375" calcext:value-type="float">
            <text:p>40.84609375</text:p>
          </table:table-cell>
          <table:table-cell/>
          <table:table-cell table:formula="of:=AVERAGE([.D17:.U17])" office:value-type="float" office:value="45.3371527777778" calcext:value-type="float">
            <text:p>45.337152777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28.75859375" calcext:value-type="float">
            <text:p>28.75859375</text:p>
          </table:table-cell>
          <table:table-cell table:formula="of:=[.E11]/[.$D$3]*100" office:value-type="float" office:value="48.3265625" calcext:value-type="float">
            <text:p>48.3265625</text:p>
          </table:table-cell>
          <table:table-cell table:formula="of:=[.F11]/[.$D$3]*100" office:value-type="float" office:value="28.85703125" calcext:value-type="float">
            <text:p>28.85703125</text:p>
          </table:table-cell>
          <table:table-cell table:formula="of:=[.G11]/[.$D$3]*100" office:value-type="float" office:value="25.96171875" calcext:value-type="float">
            <text:p>25.96171875</text:p>
          </table:table-cell>
          <table:table-cell table:formula="of:=[.H11]/[.$D$3]*100" office:value-type="float" office:value="40.32265625" calcext:value-type="float">
            <text:p>40.32265625</text:p>
          </table:table-cell>
          <table:table-cell table:formula="of:=[.I11]/[.$D$3]*100" office:value-type="float" office:value="24.9125" calcext:value-type="float">
            <text:p>24.9125</text:p>
          </table:table-cell>
          <table:table-cell table:formula="of:=[.J11]/[.$D$3]*100" office:value-type="float" office:value="37.859375" calcext:value-type="float">
            <text:p>37.859375</text:p>
          </table:table-cell>
          <table:table-cell table:formula="of:=[.K11]/[.$D$3]*100" office:value-type="float" office:value="49.13515625" calcext:value-type="float">
            <text:p>49.13515625</text:p>
          </table:table-cell>
          <table:table-cell table:formula="of:=[.L11]/[.$D$3]*100" office:value-type="float" office:value="59.0359375" calcext:value-type="float">
            <text:p>59.0359375</text:p>
          </table:table-cell>
          <table:table-cell table:formula="of:=[.M11]/[.$D$3]*100" office:value-type="float" office:value="30.78359375" calcext:value-type="float">
            <text:p>30.78359375</text:p>
          </table:table-cell>
          <table:table-cell table:formula="of:=[.N11]/[.$D$3]*100" office:value-type="float" office:value="21.46328125" calcext:value-type="float">
            <text:p>21.46328125</text:p>
          </table:table-cell>
          <table:table-cell table:formula="of:=[.O11]/[.$D$3]*100" office:value-type="float" office:value="44.70546875" calcext:value-type="float">
            <text:p>44.70546875</text:p>
          </table:table-cell>
          <table:table-cell table:formula="of:=[.P11]/[.$D$3]*100" office:value-type="float" office:value="32.8515625" calcext:value-type="float">
            <text:p>32.8515625</text:p>
          </table:table-cell>
          <table:table-cell table:formula="of:=[.Q11]/[.$D$3]*100" office:value-type="float" office:value="66.52578125" calcext:value-type="float">
            <text:p>66.52578125</text:p>
          </table:table-cell>
          <table:table-cell table:formula="of:=[.R11]/[.$D$3]*100" office:value-type="float" office:value="36.39453125" calcext:value-type="float">
            <text:p>36.39453125</text:p>
          </table:table-cell>
          <table:table-cell table:formula="of:=[.S11]/[.$D$3]*100" office:value-type="float" office:value="21.23203125" calcext:value-type="float">
            <text:p>21.23203125</text:p>
          </table:table-cell>
          <table:table-cell table:formula="of:=[.T11]/[.$D$3]*100" office:value-type="float" office:value="79.015625" calcext:value-type="float">
            <text:p>79.015625</text:p>
          </table:table-cell>
          <table:table-cell table:formula="of:=[.U11]/[.$D$3]*100" office:value-type="float" office:value="39.23359375" calcext:value-type="float">
            <text:p>39.23359375</text:p>
          </table:table-cell>
          <table:table-cell/>
          <table:table-cell table:formula="of:=AVERAGE([.D18:.U18])" office:value-type="float" office:value="39.7430555555556" calcext:value-type="float">
            <text:p>39.7430555555556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812" calcext:value-type="float">
            <text:p>0.812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27" calcext:value-type="float">
            <text:p>0.96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605" calcext:value-type="float">
            <text:p>0.260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4" calcext:value-type="float">
            <text:p>99.54</text:p>
          </table:table-cell>
          <table:table-cell table:formula="of:=[.E8]*100" office:value-type="float" office:value="72.68" calcext:value-type="float">
            <text:p>72.68</text:p>
          </table:table-cell>
          <table:table-cell table:formula="of:=[.F8]*100" office:value-type="float" office:value="93.49" calcext:value-type="float">
            <text:p>93.49</text:p>
          </table:table-cell>
          <table:table-cell table:formula="of:=[.G8]*100" office:value-type="float" office:value="82.68" calcext:value-type="float">
            <text:p>82.68</text:p>
          </table:table-cell>
          <table:table-cell table:formula="of:=[.H8]*100" office:value-type="float" office:value="1.56" calcext:value-type="float">
            <text:p>1.56</text:p>
          </table:table-cell>
          <table:table-cell table:formula="of:=[.I8]*100" office:value-type="float" office:value="81.2" calcext:value-type="float">
            <text:p>81.2</text:p>
          </table:table-cell>
          <table:table-cell table:formula="of:=[.J8]*100" office:value-type="float" office:value="89.03" calcext:value-type="float">
            <text:p>89.03</text:p>
          </table:table-cell>
          <table:table-cell table:formula="of:=[.K8]*100" office:value-type="float" office:value="9.44" calcext:value-type="float">
            <text:p>9.44</text:p>
          </table:table-cell>
          <table:table-cell table:formula="of:=[.L8]*100" office:value-type="float" office:value="0.11" calcext:value-type="float">
            <text:p>0.11</text:p>
          </table:table-cell>
          <table:table-cell table:formula="of:=[.M8]*100" office:value-type="float" office:value="0.18" calcext:value-type="float">
            <text:p>0.18</text:p>
          </table:table-cell>
          <table:table-cell table:formula="of:=[.N8]*100" office:value-type="float" office:value="84.53" calcext:value-type="float">
            <text:p>84.53</text:p>
          </table:table-cell>
          <table:table-cell table:formula="of:=[.O8]*100" office:value-type="float" office:value="33.44" calcext:value-type="float">
            <text:p>33.44</text:p>
          </table:table-cell>
          <table:table-cell table:formula="of:=[.P8]*100" office:value-type="float" office:value="99.77" calcext:value-type="float">
            <text:p>99.77</text:p>
          </table:table-cell>
          <table:table-cell table:formula="of:=[.Q8]*100" office:value-type="float" office:value="0.31" calcext:value-type="float">
            <text:p>0.3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27" calcext:value-type="float">
            <text:p>96.27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26.05" calcext:value-type="float">
            <text:p>26.05</text:p>
          </table:table-cell>
          <table:table-cell/>
          <table:table-cell table:formula="of:=AVERAGE([.D12:.U12])" office:value-type="float" office:value="48.3577777777778" calcext:value-type="float">
            <text:p>48.3577777777778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59999999999994" calcext:value-type="float">
            <text:p>0.459999999999994</text:p>
          </table:table-cell>
          <table:table-cell table:formula="of:=100-[.E12]" office:value-type="float" office:value="27.32" calcext:value-type="float">
            <text:p>27.32</text:p>
          </table:table-cell>
          <table:table-cell table:formula="of:=100-[.F12]" office:value-type="float" office:value="6.50999999999999" calcext:value-type="float">
            <text:p>6.50999999999999</text:p>
          </table:table-cell>
          <table:table-cell table:formula="of:=100-[.G12]" office:value-type="float" office:value="17.32" calcext:value-type="float">
            <text:p>17.32</text:p>
          </table:table-cell>
          <table:table-cell table:formula="of:=100-[.H12]" office:value-type="float" office:value="98.44" calcext:value-type="float">
            <text:p>98.44</text:p>
          </table:table-cell>
          <table:table-cell table:formula="of:=100-[.I12]" office:value-type="float" office:value="18.8" calcext:value-type="float">
            <text:p>18.8</text:p>
          </table:table-cell>
          <table:table-cell table:formula="of:=100-[.J12]" office:value-type="float" office:value="10.97" calcext:value-type="float">
            <text:p>10.97</text:p>
          </table:table-cell>
          <table:table-cell table:formula="of:=100-[.K12]" office:value-type="float" office:value="90.56" calcext:value-type="float">
            <text:p>90.56</text:p>
          </table:table-cell>
          <table:table-cell table:formula="of:=100-[.L12]" office:value-type="float" office:value="99.89" calcext:value-type="float">
            <text:p>99.89</text:p>
          </table:table-cell>
          <table:table-cell table:formula="of:=100-[.M12]" office:value-type="float" office:value="99.82" calcext:value-type="float">
            <text:p>99.82</text:p>
          </table:table-cell>
          <table:table-cell table:formula="of:=100-[.N12]" office:value-type="float" office:value="15.47" calcext:value-type="float">
            <text:p>15.47</text:p>
          </table:table-cell>
          <table:table-cell table:formula="of:=100-[.O12]" office:value-type="float" office:value="66.56" calcext:value-type="float">
            <text:p>66.56</text:p>
          </table:table-cell>
          <table:table-cell table:formula="of:=100-[.P12]" office:value-type="float" office:value="0.22999999999999" calcext:value-type="float">
            <text:p>0.22999999999999</text:p>
          </table:table-cell>
          <table:table-cell table:formula="of:=100-[.Q12]" office:value-type="float" office:value="99.69" calcext:value-type="float">
            <text:p>99.6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73" calcext:value-type="float">
            <text:p>3.73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73.95" calcext:value-type="float">
            <text:p>73.95</text:p>
          </table:table-cell>
          <table:table-cell/>
          <table:table-cell table:formula="of:=AVERAGE([.D13:.U13])" office:value-type="float" office:value="51.6422222222222" calcext:value-type="float">
            <text:p>51.642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/00/00</text:date>, <text:time style:data-style-name="N2" text:time-value="00:20:13.6050380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1T00:31:12.448564367</dc:date>
    <meta:editing-duration>PT3H3M6S</meta:editing-duration>
    <meta:editing-cycles>25</meta:editing-cycles>
    <meta:generator>LibreOffice/6.0.7.3$Linux_X86_64 LibreOffice_project/00m0$Build-3</meta:generator>
    <meta:document-statistic meta:table-count="4" meta:cell-count="9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2.13921113689095">
                <text:p>-2.13921113689095</text:p>
                <draw:g>
                  <svg:desc>IPC.E22:IPC.X22</svg:desc>
                </draw:g>
              </table:table-cell>
              <table:table-cell office:value-type="float" office:value="-4.39082641844513">
                <text:p>-4.39082641844513</text:p>
              </table:table-cell>
              <table:table-cell office:value-type="float" office:value="-4.94663974617826">
                <text:p>-4.94663974617826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59141167395218">
                <text:p>0.59141167395218</text:p>
              </table:table-cell>
              <table:table-cell office:value-type="float" office:value="-2.69286297156488">
                <text:p>-2.69286297156488</text:p>
              </table:table-cell>
              <table:table-cell office:value-type="float" office:value="5.7605247210637">
                <text:p>5.7605247210637</text:p>
              </table:table-cell>
              <table:table-cell office:value-type="float" office:value="4.80572597137015">
                <text:p>4.80572597137015</text:p>
              </table:table-cell>
              <table:table-cell office:value-type="float" office:value="0.154051019608881">
                <text:p>0.154051019608881</text:p>
              </table:table-cell>
              <table:table-cell office:value-type="float" office:value="1.13053795697239">
                <text:p>1.13053795697239</text:p>
              </table:table-cell>
              <table:table-cell office:value-type="float" office:value="9.20955631399317">
                <text:p>9.20955631399317</text:p>
              </table:table-cell>
              <table:table-cell office:value-type="float" office:value="-1.90123971247005">
                <text:p>-1.90123971247005</text:p>
              </table:table-cell>
              <table:table-cell office:value-type="float" office:value="-0.314910480503872">
                <text:p>-0.314910480503872</text:p>
              </table:table-cell>
              <table:table-cell office:value-type="float" office:value="10.956392183829">
                <text:p>10.956392183829</text:p>
              </table:table-cell>
              <table:table-cell office:value-type="float" office:value="7.97400324959381">
                <text:p>7.97400324959381</text:p>
              </table:table-cell>
              <table:table-cell office:value-type="float" office:value="-0.72558409519663">
                <text:p>-0.72558409519663</text:p>
              </table:table-cell>
              <table:table-cell office:value-type="float" office:value="-0.553561794853752">
                <text:p>-0.553561794853752</text:p>
              </table:table-cell>
              <table:table-cell office:value-type="float" office:value="4.75357749809118">
                <text:p>4.75357749809118</text:p>
              </table:table-cell>
              <table:table-cell office:value-type="float" office:value="NaN">
                <text:p>NaN</text:p>
              </table:table-cell>
              <table:table-cell office:value-type="float" office:value="1.54760364899994">
                <text:p>1.54760364899994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-0.343387470997691">
                <text:p>-0.343387470997691</text:p>
                <draw:g>
                  <svg:desc>IPC.E23:IPC.X23</svg:desc>
                </draw:g>
              </table:table-cell>
              <table:table-cell office:value-type="float" office:value="-0.349061514437055">
                <text:p>-0.349061514437055</text:p>
              </table:table-cell>
              <table:table-cell office:value-type="float" office:value="-0.85568695317757">
                <text:p>-0.85568695317757</text:p>
              </table:table-cell>
              <table:table-cell office:value-type="float" office:value="1.48334094020994">
                <text:p>1.4833409402099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0.709308894608018">
                <text:p>0.709308894608018</text:p>
              </table:table-cell>
              <table:table-cell office:value-type="float" office:value="4.63765016219297">
                <text:p>4.63765016219297</text:p>
              </table:table-cell>
              <table:table-cell office:value-type="float" office:value="0.596455351056568">
                <text:p>0.596455351056568</text:p>
              </table:table-cell>
              <table:table-cell office:value-type="float" office:value="0.00783310269197868">
                <text:p>0.00783310269197868</text:p>
              </table:table-cell>
              <table:table-cell office:value-type="float" office:value="-0.118650518256502">
                <text:p>-0.118650518256502</text:p>
              </table:table-cell>
              <table:table-cell office:value-type="float" office:value="2.17610921501707">
                <text:p>2.17610921501707</text:p>
              </table:table-cell>
              <table:table-cell office:value-type="float" office:value="-1.79966663194082">
                <text:p>-1.79966663194082</text:p>
              </table:table-cell>
              <table:table-cell office:value-type="float" office:value="0.87396504139835">
                <text:p>0.87396504139835</text:p>
              </table:table-cell>
              <table:table-cell office:value-type="float" office:value="0.275055870723728">
                <text:p>0.275055870723728</text:p>
              </table:table-cell>
              <table:table-cell office:value-type="float" office:value="2.60592425946757">
                <text:p>2.60592425946757</text:p>
              </table:table-cell>
              <table:table-cell office:value-type="float" office:value="0.333768683790447">
                <text:p>0.333768683790447</text:p>
              </table:table-cell>
              <table:table-cell office:value-type="float" office:value="-0.0586400206412874">
                <text:p>-0.0586400206412874</text:p>
              </table:table-cell>
              <table:table-cell office:value-type="float" office:value="1.06647619516762">
                <text:p>1.06647619516762</text:p>
              </table:table-cell>
              <table:table-cell office:value-type="float" office:value="NaN">
                <text:p>NaN</text:p>
              </table:table-cell>
              <table:table-cell office:value-type="float" office:value="0.635200472283504">
                <text:p>0.635200472283504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2.12529002320188">
                <text:p>-2.12529002320188</text:p>
                <draw:g>
                  <svg:desc>IPC.E24:IPC.X24</svg:desc>
                </draw:g>
              </table:table-cell>
              <table:table-cell office:value-type="float" office:value="-3.26096941118832">
                <text:p>-3.26096941118832</text:p>
              </table:table-cell>
              <table:table-cell office:value-type="float" office:value="-4.94183251610421">
                <text:p>-4.94183251610421</text:p>
              </table:table-cell>
              <table:table-cell office:value-type="float" office:value="-1.94736041381409">
                <text:p>-1.94736041381409</text:p>
              </table:table-cell>
              <table:table-cell office:value-type="float" office:value="-0.0128567755206976">
                <text:p>-0.0128567755206976</text:p>
              </table:table-cell>
              <table:table-cell office:value-type="float" office:value="-2.69914004142864">
                <text:p>-2.69914004142864</text:p>
              </table:table-cell>
              <table:table-cell office:value-type="float" office:value="5.57872598296082">
                <text:p>5.57872598296082</text:p>
              </table:table-cell>
              <table:table-cell office:value-type="float" office:value="0.664621676891619">
                <text:p>0.664621676891619</text:p>
              </table:table-cell>
              <table:table-cell office:value-type="float" office:value="-0.00261103423064846">
                <text:p>-0.00261103423064846</text:p>
              </table:table-cell>
              <table:table-cell office:value-type="float" office:value="-0.118650518256502">
                <text:p>-0.118650518256502</text:p>
              </table:table-cell>
              <table:table-cell office:value-type="float" office:value="8.17747440273038">
                <text:p>8.17747440273038</text:p>
              </table:table-cell>
              <table:table-cell office:value-type="float" office:value="-1.98718616522555">
                <text:p>-1.98718616522555</text:p>
              </table:table-cell>
              <table:table-cell office:value-type="float" office:value="-0.311372160498191">
                <text:p>-0.311372160498191</text:p>
              </table:table-cell>
              <table:table-cell office:value-type="float" office:value="0.309437854564198">
                <text:p>0.309437854564198</text:p>
              </table:table-cell>
              <table:table-cell office:value-type="float" office:value="2.60592425946757">
                <text:p>2.60592425946757</text:p>
              </table:table-cell>
              <table:table-cell office:value-type="float" office:value="-0.812654186620221">
                <text:p>-0.812654186620221</text:p>
              </table:table-cell>
              <table:table-cell office:value-type="float" office:value="0.0328384115591329">
                <text:p>0.0328384115591329</text:p>
              </table:table-cell>
              <table:table-cell office:value-type="float" office:value="2.02950666239748">
                <text:p>2.02950666239748</text:p>
              </table:table-cell>
              <table:table-cell office:value-type="float" office:value="NaN">
                <text:p>NaN</text:p>
              </table:table-cell>
              <table:table-cell office:value-type="float" office:value="0.112300387270514">
                <text:p>0.112300387270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8.02665096863962">
                <text:p>8.02665096863962</text:p>
                <draw:g>
                  <svg:desc>comp.D30:comp.W30</svg:desc>
                </draw:g>
              </table:table-cell>
              <table:table-cell office:value-type="float" office:value="5.5116370569898">
                <text:p>5.5116370569898</text:p>
              </table:table-cell>
              <table:table-cell office:value-type="float" office:value="7.89141696065735">
                <text:p>7.89141696065735</text:p>
              </table:table-cell>
              <table:table-cell office:value-type="float" office:value="7.87756208899234">
                <text:p>7.87756208899234</text:p>
              </table:table-cell>
              <table:table-cell office:value-type="float" office:value="7.63885618166526">
                <text:p>7.63885618166526</text:p>
              </table:table-cell>
              <table:table-cell office:value-type="float" office:value="6.50182813830409">
                <text:p>6.50182813830409</text:p>
              </table:table-cell>
              <table:table-cell office:value-type="float" office:value="8.20539743943999">
                <text:p>8.20539743943999</text:p>
              </table:table-cell>
              <table:table-cell office:value-type="float" office:value="7.53483368909357">
                <text:p>7.53483368909357</text:p>
              </table:table-cell>
              <table:table-cell office:value-type="float" office:value="4.60334577630306">
                <text:p>4.60334577630306</text:p>
              </table:table-cell>
              <table:table-cell office:value-type="float" office:value="15.5367784399182">
                <text:p>15.5367784399182</text:p>
              </table:table-cell>
              <table:table-cell office:value-type="float" office:value="15.6890657052278">
                <text:p>15.6890657052278</text:p>
              </table:table-cell>
              <table:table-cell office:value-type="float" office:value="8.25476416258557">
                <text:p>8.25476416258557</text:p>
              </table:table-cell>
              <table:table-cell office:value-type="float" office:value="8.19108489693582">
                <text:p>8.19108489693582</text:p>
              </table:table-cell>
              <table:table-cell office:value-type="float" office:value="6.1562147778901">
                <text:p>6.1562147778901</text:p>
              </table:table-cell>
              <table:table-cell office:value-type="float" office:value="15.9391029349377">
                <text:p>15.9391029349377</text:p>
              </table:table-cell>
              <table:table-cell office:value-type="float" office:value="8.47124772617589">
                <text:p>8.47124772617589</text:p>
              </table:table-cell>
              <table:table-cell office:value-type="float" office:value="5.37139660041562">
                <text:p>5.37139660041562</text:p>
              </table:table-cell>
              <table:table-cell office:value-type="float" office:value="15.8451522901651">
                <text:p>15.8451522901651</text:p>
              </table:table-cell>
              <table:table-cell office:value-type="float" office:value="NaN">
                <text:p>NaN</text:p>
              </table:table-cell>
              <table:table-cell office:value-type="float" office:value="8.42082691575357">
                <text:p>8.42082691575357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14.6569624317671">
                <text:p>14.6569624317671</text:p>
                <draw:g>
                  <svg:desc>comp.D31:comp.W31</svg:desc>
                </draw:g>
              </table:table-cell>
              <table:table-cell office:value-type="float" office:value="16.6656578190733">
                <text:p>16.6656578190733</text:p>
              </table:table-cell>
              <table:table-cell office:value-type="float" office:value="14.2220783280489">
                <text:p>14.2220783280489</text:p>
              </table:table-cell>
              <table:table-cell office:value-type="float" office:value="14.6957130912296">
                <text:p>14.6957130912296</text:p>
              </table:table-cell>
              <table:table-cell office:value-type="float" office:value="14.9164003364172">
                <text:p>14.9164003364172</text:p>
              </table:table-cell>
              <table:table-cell office:value-type="float" office:value="15.5904302385762">
                <text:p>15.5904302385762</text:p>
              </table:table-cell>
              <table:table-cell office:value-type="float" office:value="14.2240029474072">
                <text:p>14.2240029474072</text:p>
              </table:table-cell>
              <table:table-cell office:value-type="float" office:value="15.3585895087147">
                <text:p>15.3585895087147</text:p>
              </table:table-cell>
              <table:table-cell office:value-type="float" office:value="13.0685745886907">
                <text:p>13.0685745886907</text:p>
              </table:table-cell>
              <table:table-cell office:value-type="float" office:value="18.2700346882505">
                <text:p>18.2700346882505</text:p>
              </table:table-cell>
              <table:table-cell office:value-type="float" office:value="19.8996083794368">
                <text:p>19.8996083794368</text:p>
              </table:table-cell>
              <table:table-cell office:value-type="float" office:value="15.2232369026123">
                <text:p>15.2232369026123</text:p>
              </table:table-cell>
              <table:table-cell office:value-type="float" office:value="14.8328161285682">
                <text:p>14.8328161285682</text:p>
              </table:table-cell>
              <table:table-cell office:value-type="float" office:value="17.3377023274189">
                <text:p>17.3377023274189</text:p>
              </table:table-cell>
              <table:table-cell office:value-type="float" office:value="19.9352076825176">
                <text:p>19.9352076825176</text:p>
              </table:table-cell>
              <table:table-cell office:value-type="float" office:value="12.5323903923971">
                <text:p>12.5323903923971</text:p>
              </table:table-cell>
              <table:table-cell office:value-type="float" office:value="17.8091863377205">
                <text:p>17.8091863377205</text:p>
              </table:table-cell>
              <table:table-cell office:value-type="float" office:value="19.558453636575">
                <text:p>19.558453636575</text:p>
              </table:table-cell>
              <table:table-cell office:value-type="float" office:value="NaN">
                <text:p>NaN</text:p>
              </table:table-cell>
              <table:table-cell office:value-type="float" office:value="15.8958000043564">
                <text:p>15.8958000043564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8.03210960077063">
                <text:p>8.03210960077063</text:p>
                <draw:g>
                  <svg:desc>comp.D32:comp.W32</svg:desc>
                </draw:g>
              </table:table-cell>
              <table:table-cell office:value-type="float" office:value="8.57071517205896">
                <text:p>8.57071517205896</text:p>
              </table:table-cell>
              <table:table-cell office:value-type="float" office:value="8.3046041173581">
                <text:p>8.3046041173581</text:p>
              </table:table-cell>
              <table:table-cell office:value-type="float" office:value="8.38331337144923">
                <text:p>8.38331337144923</text:p>
              </table:table-cell>
              <table:table-cell office:value-type="float" office:value="14.6065601345669">
                <text:p>14.6065601345669</text:p>
              </table:table-cell>
              <table:table-cell office:value-type="float" office:value="7.19184600230395">
                <text:p>7.19184600230395</text:p>
              </table:table-cell>
              <table:table-cell office:value-type="float" office:value="8.87841945288754">
                <text:p>8.87841945288754</text:p>
              </table:table-cell>
              <table:table-cell office:value-type="float" office:value="12.7579541825638">
                <text:p>12.7579541825638</text:p>
              </table:table-cell>
              <table:table-cell office:value-type="float" office:value="13.0685745886907">
                <text:p>13.0685745886907</text:p>
              </table:table-cell>
              <table:table-cell office:value-type="float" office:value="18.2688487651576">
                <text:p>18.2688487651576</text:p>
              </table:table-cell>
              <table:table-cell office:value-type="float" office:value="16.3722260210108">
                <text:p>16.3722260210108</text:p>
              </table:table-cell>
              <table:table-cell office:value-type="float" office:value="14.1476468219431">
                <text:p>14.1476468219431</text:p>
              </table:table-cell>
              <table:table-cell office:value-type="float" office:value="8.19807229906081">
                <text:p>8.19807229906081</text:p>
              </table:table-cell>
              <table:table-cell office:value-type="float" office:value="17.2947095664703">
                <text:p>17.2947095664703</text:p>
              </table:table-cell>
              <table:table-cell office:value-type="float" office:value="19.9429210536465">
                <text:p>19.9429210536465</text:p>
              </table:table-cell>
              <table:table-cell office:value-type="float" office:value="8.60043805917511">
                <text:p>8.60043805917511</text:p>
              </table:table-cell>
              <table:table-cell office:value-type="float" office:value="17.7745510736932">
                <text:p>17.7745510736932</text:p>
              </table:table-cell>
              <table:table-cell office:value-type="float" office:value="18.6242100145843">
                <text:p>18.6242100145843</text:p>
              </table:table-cell>
              <table:table-cell office:value-type="float" office:value="NaN">
                <text:p>NaN</text:p>
              </table:table-cell>
              <table:table-cell office:value-type="float" office:value="11.9683675975531">
                <text:p>11.9683675975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table:cell-range-address="occupancy.C14:occupancy.W18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1cm" svg:y="5.763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28.73984375">
                <text:p>28.73984375</text:p>
                <draw:g>
                  <svg:desc>occupancy.D16:occupancy.W16</svg:desc>
                </draw:g>
              </table:table-cell>
              <table:table-cell office:value-type="float" office:value="41.778125">
                <text:p>41.778125</text:p>
              </table:table-cell>
              <table:table-cell office:value-type="float" office:value="28.15234375">
                <text:p>28.15234375</text:p>
              </table:table-cell>
              <table:table-cell office:value-type="float" office:value="25.35234375">
                <text:p>25.35234375</text:p>
              </table:table-cell>
              <table:table-cell office:value-type="float" office:value="29.03515625">
                <text:p>29.03515625</text:p>
              </table:table-cell>
              <table:table-cell office:value-type="float" office:value="22.7109375">
                <text:p>22.7109375</text:p>
              </table:table-cell>
              <table:table-cell office:value-type="float" office:value="36.37265625">
                <text:p>36.37265625</text:p>
              </table:table-cell>
              <table:table-cell office:value-type="float" office:value="38.3265625">
                <text:p>38.3265625</text:p>
              </table:table-cell>
              <table:table-cell office:value-type="float" office:value="29.909375">
                <text:p>29.909375</text:p>
              </table:table-cell>
              <table:table-cell office:value-type="float" office:value="29.03359375">
                <text:p>29.03359375</text:p>
              </table:table-cell>
              <table:table-cell office:value-type="float" office:value="20.9125">
                <text:p>20.9125</text:p>
              </table:table-cell>
              <table:table-cell office:value-type="float" office:value="33.5328125">
                <text:p>33.5328125</text:p>
              </table:table-cell>
              <table:table-cell office:value-type="float" office:value="32.86640625">
                <text:p>32.86640625</text:p>
              </table:table-cell>
              <table:table-cell office:value-type="float" office:value="31.78671875">
                <text:p>31.78671875</text:p>
              </table:table-cell>
              <table:table-cell office:value-type="float" office:value="29.665625">
                <text:p>29.665625</text:p>
              </table:table-cell>
              <table:table-cell office:value-type="float" office:value="21.0953125">
                <text:p>21.0953125</text:p>
              </table:table-cell>
              <table:table-cell office:value-type="float" office:value="48.96875">
                <text:p>48.96875</text:p>
              </table:table-cell>
              <table:table-cell office:value-type="float" office:value="34.965625">
                <text:p>34.965625</text:p>
              </table:table-cell>
              <table:table-cell office:value-type="float" office:value="NaN">
                <text:p>NaN</text:p>
              </table:table-cell>
              <table:table-cell office:value-type="float" office:value="31.2891493055556">
                <text:p>31.2891493055556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1.01328125">
                <text:p>41.01328125</text:p>
                <draw:g>
                  <svg:desc>occupancy.D17:occupancy.W17</svg:desc>
                </draw:g>
              </table:table-cell>
              <table:table-cell office:value-type="float" office:value="64.57578125">
                <text:p>64.57578125</text:p>
              </table:table-cell>
              <table:table-cell office:value-type="float" office:value="39.53359375">
                <text:p>39.53359375</text:p>
              </table:table-cell>
              <table:table-cell office:value-type="float" office:value="34.96796875">
                <text:p>34.96796875</text:p>
              </table:table-cell>
              <table:table-cell office:value-type="float" office:value="40.54453125">
                <text:p>40.54453125</text:p>
              </table:table-cell>
              <table:table-cell office:value-type="float" office:value="34.9046875">
                <text:p>34.9046875</text:p>
              </table:table-cell>
              <table:table-cell office:value-type="float" office:value="50.36171875">
                <text:p>50.36171875</text:p>
              </table:table-cell>
              <table:table-cell office:value-type="float" office:value="50.11171875">
                <text:p>50.11171875</text:p>
              </table:table-cell>
              <table:table-cell office:value-type="float" office:value="59.05703125">
                <text:p>59.05703125</text:p>
              </table:table-cell>
              <table:table-cell office:value-type="float" office:value="30.77890625">
                <text:p>30.77890625</text:p>
              </table:table-cell>
              <table:table-cell office:value-type="float" office:value="24.640625">
                <text:p>24.640625</text:p>
              </table:table-cell>
              <table:table-cell office:value-type="float" office:value="46.8">
                <text:p>46.8</text:p>
              </table:table-cell>
              <table:table-cell office:value-type="float" office:value="49.4359375">
                <text:p>49.4359375</text:p>
              </table:table-cell>
              <table:table-cell office:value-type="float" office:value="66.7109375">
                <text:p>66.7109375</text:p>
              </table:table-cell>
              <table:table-cell office:value-type="float" office:value="36.37890625">
                <text:p>36.37890625</text:p>
              </table:table-cell>
              <table:table-cell office:value-type="float" office:value="26.23515625">
                <text:p>26.23515625</text:p>
              </table:table-cell>
              <table:table-cell office:value-type="float" office:value="79.171875">
                <text:p>79.171875</text:p>
              </table:table-cell>
              <table:table-cell office:value-type="float" office:value="40.84609375">
                <text:p>40.84609375</text:p>
              </table:table-cell>
              <table:table-cell office:value-type="float" office:value="NaN">
                <text:p>NaN</text:p>
              </table:table-cell>
              <table:table-cell office:value-type="float" office:value="45.3371527777778">
                <text:p>45.3371527777778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28.75859375">
                <text:p>28.75859375</text:p>
                <draw:g>
                  <svg:desc>occupancy.D18:occupancy.W18</svg:desc>
                </draw:g>
              </table:table-cell>
              <table:table-cell office:value-type="float" office:value="48.3265625">
                <text:p>48.3265625</text:p>
              </table:table-cell>
              <table:table-cell office:value-type="float" office:value="28.85703125">
                <text:p>28.85703125</text:p>
              </table:table-cell>
              <table:table-cell office:value-type="float" office:value="25.96171875">
                <text:p>25.96171875</text:p>
              </table:table-cell>
              <table:table-cell office:value-type="float" office:value="40.32265625">
                <text:p>40.32265625</text:p>
              </table:table-cell>
              <table:table-cell office:value-type="float" office:value="24.9125">
                <text:p>24.9125</text:p>
              </table:table-cell>
              <table:table-cell office:value-type="float" office:value="37.859375">
                <text:p>37.859375</text:p>
              </table:table-cell>
              <table:table-cell office:value-type="float" office:value="49.13515625">
                <text:p>49.13515625</text:p>
              </table:table-cell>
              <table:table-cell office:value-type="float" office:value="59.0359375">
                <text:p>59.0359375</text:p>
              </table:table-cell>
              <table:table-cell office:value-type="float" office:value="30.78359375">
                <text:p>30.78359375</text:p>
              </table:table-cell>
              <table:table-cell office:value-type="float" office:value="21.46328125">
                <text:p>21.46328125</text:p>
              </table:table-cell>
              <table:table-cell office:value-type="float" office:value="44.70546875">
                <text:p>44.70546875</text:p>
              </table:table-cell>
              <table:table-cell office:value-type="float" office:value="32.8515625">
                <text:p>32.8515625</text:p>
              </table:table-cell>
              <table:table-cell office:value-type="float" office:value="66.52578125">
                <text:p>66.52578125</text:p>
              </table:table-cell>
              <table:table-cell office:value-type="float" office:value="36.39453125">
                <text:p>36.39453125</text:p>
              </table:table-cell>
              <table:table-cell office:value-type="float" office:value="21.23203125">
                <text:p>21.23203125</text:p>
              </table:table-cell>
              <table:table-cell office:value-type="float" office:value="79.015625">
                <text:p>79.015625</text:p>
              </table:table-cell>
              <table:table-cell office:value-type="float" office:value="39.23359375">
                <text:p>39.23359375</text:p>
              </table:table-cell>
              <table:table-cell office:value-type="float" office:value="NaN">
                <text:p>NaN</text:p>
              </table:table-cell>
              <table:table-cell office:value-type="float" office:value="39.7430555555556">
                <text:p>39.7430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D11:'mode rate'.W13 'mode rate'.C12:'mode rate'.C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205cm" svg:y="6.23cm" chart:style-name="ch6">
              <text:p>fraction of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4">
                <text:p>99.54</text:p>
                <draw:g>
                  <svg:desc>'mode rate'.D12:'mode rate'.W12</svg:desc>
                </draw:g>
              </table:table-cell>
              <table:table-cell office:value-type="float" office:value="72.68">
                <text:p>72.68</text:p>
              </table:table-cell>
              <table:table-cell office:value-type="float" office:value="93.49">
                <text:p>93.49</text:p>
              </table:table-cell>
              <table:table-cell office:value-type="float" office:value="82.68">
                <text:p>82.68</text:p>
              </table:table-cell>
              <table:table-cell office:value-type="float" office:value="1.56">
                <text:p>1.56</text:p>
              </table:table-cell>
              <table:table-cell office:value-type="float" office:value="81.2">
                <text:p>81.2</text:p>
              </table:table-cell>
              <table:table-cell office:value-type="float" office:value="89.03">
                <text:p>89.03</text:p>
              </table:table-cell>
              <table:table-cell office:value-type="float" office:value="9.44">
                <text:p>9.44</text:p>
              </table:table-cell>
              <table:table-cell office:value-type="float" office:value="0.11">
                <text:p>0.11</text:p>
              </table:table-cell>
              <table:table-cell office:value-type="float" office:value="0.18">
                <text:p>0.18</text:p>
              </table:table-cell>
              <table:table-cell office:value-type="float" office:value="84.53">
                <text:p>84.53</text:p>
              </table:table-cell>
              <table:table-cell office:value-type="float" office:value="33.44">
                <text:p>33.44</text:p>
              </table:table-cell>
              <table:table-cell office:value-type="float" office:value="99.77">
                <text:p>99.77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96.27">
                <text:p>96.27</text:p>
              </table:table-cell>
              <table:table-cell office:value-type="float" office:value="0.13">
                <text:p>0.13</text:p>
              </table:table-cell>
              <table:table-cell office:value-type="float" office:value="26.05">
                <text:p>26.05</text:p>
              </table:table-cell>
              <table:table-cell office:value-type="float" office:value="NaN">
                <text:p>NaN</text:p>
              </table:table-cell>
              <table:table-cell office:value-type="float" office:value="48.3577777777778">
                <text:p>48.3577777777778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59999999999994">
                <text:p>0.459999999999994</text:p>
                <draw:g>
                  <svg:desc>'mode rate'.D13:'mode rate'.W13</svg:desc>
                </draw:g>
              </table:table-cell>
              <table:table-cell office:value-type="float" office:value="27.32">
                <text:p>27.32</text:p>
              </table:table-cell>
              <table:table-cell office:value-type="float" office:value="6.50999999999999">
                <text:p>6.50999999999999</text:p>
              </table:table-cell>
              <table:table-cell office:value-type="float" office:value="17.32">
                <text:p>17.32</text:p>
              </table:table-cell>
              <table:table-cell office:value-type="float" office:value="98.44">
                <text:p>98.44</text:p>
              </table:table-cell>
              <table:table-cell office:value-type="float" office:value="18.8">
                <text:p>18.8</text:p>
              </table:table-cell>
              <table:table-cell office:value-type="float" office:value="10.97">
                <text:p>10.97</text:p>
              </table:table-cell>
              <table:table-cell office:value-type="float" office:value="90.56">
                <text:p>90.56</text:p>
              </table:table-cell>
              <table:table-cell office:value-type="float" office:value="99.89">
                <text:p>99.89</text:p>
              </table:table-cell>
              <table:table-cell office:value-type="float" office:value="99.82">
                <text:p>99.82</text:p>
              </table:table-cell>
              <table:table-cell office:value-type="float" office:value="15.47">
                <text:p>15.47</text:p>
              </table:table-cell>
              <table:table-cell office:value-type="float" office:value="66.56">
                <text:p>66.56</text:p>
              </table:table-cell>
              <table:table-cell office:value-type="float" office:value="0.22999999999999">
                <text:p>0.22999999999999</text:p>
              </table:table-cell>
              <table:table-cell office:value-type="float" office:value="99.69">
                <text:p>99.69</text:p>
              </table:table-cell>
              <table:table-cell office:value-type="float" office:value="99.97">
                <text:p>99.97</text:p>
              </table:table-cell>
              <table:table-cell office:value-type="float" office:value="3.73">
                <text:p>3.73</text:p>
              </table:table-cell>
              <table:table-cell office:value-type="float" office:value="99.87">
                <text:p>99.87</text:p>
              </table:table-cell>
              <table:table-cell office:value-type="float" office:value="73.95">
                <text:p>73.95</text:p>
              </table:table-cell>
              <table:table-cell office:value-type="float" office:value="NaN">
                <text:p>NaN</text:p>
              </table:table-cell>
              <table:table-cell office:value-type="float" office:value="51.6422222222222">
                <text:p>51.642222222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